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P5"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9.10.31 06:14 | </text:span><text:span text:style-name="T2">#</text:span></text:p>
      <text:p text:style-name="P2"><text:span text:style-name="T1">這島上難得有底下這樣一些令人愉快的消息.</text:span></text:p>
      <text:p text:style-name="P2"><text:span text:style-name="T1">倒是這位近幾年來才開始變得 "非常愛台灣" 而且不容許他人不愛的金先生,擔任當代雜誌主編,拿我拍的兩張照片去登,卻把我這攝影者的名字都給刪掉.</text:span></text:p>
      <text:p text:style-name="P2"><text:span text:style-name="T1">我寫信跟他抗議說,怎麼可以說要登一個人的作品,卻只登出作品而把作者名字給刪掉之理?!</text:span></text:p>
      <text:p text:style-name="P2"><text:span text:style-name="T1">我只是請他於下期中刊登一個小啟事說明上一期照片攝影作者為陳真,卻不慎誤刪. 但他就是不鳥我,完全不理不睬. 之後我就都不敢再跟這樣的雜誌打交道了</text:span></text:p>
      <text:p text:style-name="P2"><text:span text:style-name="T1">這在法律上算不算一種剽竊或竊佔行為?</text:span></text:p>
      <text:p text:style-name="P2"><text:span text:style-name="T1">應該是台大心理系黃光國教授吧,在聯合報上寫文章說林義雄是聖人,以個人道德信念取代公眾事務所應有之理性思維,結果一狀被林義雄告上法庭說他毀謗,要求賠償兩億.</text:span></text:p>
      <text:p text:style-name="P2"><text:span text:style-name="T1">在台灣,法律是給有錢有閒的人玩的,一般人如你我卻永遠只能吃啞巴虧.</text:span></text:p>
      <text:p text:style-name="P2"><text:span text:style-name="T1">二十幾年前,我的一篇三千八百字長文被擅自 "收錄" 到龍應台的書中,我跟出版社抗議,他們說,看得起你才收錄你的文章,你應該偷笑應該感謝龍應台. 我又去跟龍應台抗議,結果也是完全不理不睬,最後是叫助理跟我說她很忙,說不干她的事.</text:span></text:p>
      <text:p text:style-name="P2"><text:span text:style-name="T1">文章被盜用,既不干出版社的事,也不干該書作者的事,那究竟是干誰的事? 文章被盜用,跟名人一起暢銷,所以我該感謝名人的抬舉?</text:span></text:p>
      <text:p text:style-name="P2"><text:span text:style-name="T1">去控告他們嗎? 沒有那個錢,更沒有那個時間. 而且,我也不相信台灣的法律會公正地以是非對錯為衡量基準,到頭來只是二度傷害. 當一個社會的法律失去了最起碼的公正性,你很難期待什麼公義盛行. 卑鄙盛行倒是真的.</text:span></text:p>
      <text:p text:style-name="P2"><text:span text:style-name="T1">陳真</text:span><text:span text:style-name="T3"><text:line-break/></text:span><text:span text:style-name="T1">=================</text:span></text:p>
      <text:p text:style-name="P2"><text:span text:style-name="T1">指周美青偷報紙 金恆煒判賠60萬</text:span></text:p>
      <text:p text:style-name="P2"><text:span text:style-name="T1">更新日期:2009/10/30 21:17 (中央社記者安芷嫻台北30日電)媒體人金恆煒去年3月總統大選期間，指總統夫人周美青曾在美國哈佛大學偷報紙，遭周美青提告。台北地方法院今天判決金恆煒須賠償周美青新台幣60萬元並登報道歉。全案仍可上訴。</text:span></text:p>
      <text:p text:style-name="P2"><text:span text:style-name="T1">去年3月1日總統大選期間，金恆煒於公開場合表示，周美青在美國留學時，曾在哈佛大學燕京圖書館偷竊報紙，並遭警方抓獲。周美青隨即發表聲明否認，並對金恆煒提出民事損害賠償訴訟，求償新台幣500萬元及要求登報道歉。</text:span></text:p>
      <text:p text:style-name="P2"><text:span text:style-name="T1">法院判決書指出，金恆煒雖於事後表示，相關言論是引用「馬經」一書的內容，不過法官傳訊相關人士，無人能證明馬經一書所述周美青偷報紙一事的明確消息來源，而當時燕京圖書館館長也曾公開表示，自己在任期間，從未接獲有任何人偷竊館內書報的消息。</text:span></text:p>
      <text:p text:style-name="P2"><text:span text:style-name="T1">法院以金恆煒無法舉證所言屬實為由，判決金恆煒敗訴，金恆煒須賠償周美青60萬元，並應在自由時報、中國時報、聯合報、蘋果日報等4報頭版刊登道歉啟事。全案仍可上訴。981030</text:span><text:span text:style-name="T3"><text:line-break/></text:span></text:p>
      <text:p text:style-name="P1"><text:span text:style-name="T1">陳真 | 2009.10.30 14:24 | </text:span><text:span text:style-name="T2">#</text:span></text:p>
      <text:p text:style-name="P3"><text:span text:style-name="T1">波蘭斯基面臨終身監禁</text:span></text:p>
      <text:p text:style-name="P3"><text:span text:style-name="T1">2009-10-29 10:57:18]</text:span></text:p>
      <text:p text:style-name="P3"><text:span text:style-name="T1">晨報訊(記者 楊蓮潔)</text:span></text:p>
      <text:p text:style-name="P3"><text:span text:style-name="T1">32年前性侵犯未成年少女，之後為躲避法律制裁流亡海外的電影導演波蘭斯基上周六在瑞士蘇黎世機場被逮捕，即將面臨被引渡回美國接受審判的命運。據分析，他很可能被判終身監禁。</text:span></text:p>
      <text:p text:style-name="P1"><text:span text:style-name="T1">陳真 | 2009.10.28 20:05 | </text:span><text:span text:style-name="T2">#</text:span></text:p>
      <text:p text:style-name="P2"><text:span text:style-name="T1">如果凡事都要這樣比,我想不出有什麼事是不能做的了. 支持核電廠者也常有類似說法,訴諸所謂極低的機率,但近乎不可能發生的核災變如車諾堡事件,不也照樣發生!? 而且一旦發生卻往往是毀滅性的.</text:span></text:p>
      <text:p text:style-name="P2"><text:span text:style-name="T1">當我們有其他選擇,有其他食物或肉品或牛肉可供選擇時,何必去挑戰這樣一種所謂比騎機車安全的機率. 天底下又不是只有美國才有牛. 如果那麼安全,麥當勞為何也要宣佈拒絕來自自己國家的牛肉?</text:span></text:p>
      <text:p text:style-name="P2"><text:span text:style-name="T1">陳真</text:span><text:span text:style-name="T3"><text:line-break/></text:span><text:span text:style-name="T1">====================</text:span><text:span text:style-name="T3"><text:line-break/></text:span><text:span text:style-name="T1">司徒文：吃美牛比騎機車安全</text:span></text:p>
      <text:p text:style-name="P2"><text:span text:style-name="T1">更新日期:2009/10/28 02:44 仇佩芬、張翠芬／台北報導</text:span></text:p>
      <text:p text:style-name="P2"><text:span text:style-name="T1">中國時報【仇佩芬、張翠芬／台北報導】</text:span></text:p>
      <text:p text:style-name="P2"><text:span text:style-name="T1">美國在台協會（ＡＩＴ）台北辦事處處長司徒文昨天表示，吃美國牛肉比騎機車還要安全，現在應該讓台灣民眾了解此一科學事實。</text:span></text:p>
      <text:p text:style-name="P2"><text:span text:style-name="T1">司徒文（William Standon）昨天應政治大學國關中心之邀，以台美關係為題發表演說，會前在回答媒體提問時做上述表示。司徒文同時強調，台美之間已經達成很好的協議，不會重啟協商，台灣民眾對此應有清楚的認識。</text:span></text:p>
      <text:p text:style-name="P2"><text:span text:style-name="T1">台美達成放寬美國牛內臟進口協定，本是司徒文上任之後一大進展，不料卻引來台灣社會激烈爭論。司徒文昨天首次對此議題表示意見，特別以台灣普遍的交通工具機車為例說，自一九九七年以來，從來沒有人因為吃美國牛肉而感染狂牛症致死；但去年台灣二千三百萬人中，有一千零三十四人因摩托車交通事故而送命，但大家並不會認為機車是不安全的。</text:span></text:p>
      <text:p text:style-name="P2"><text:span text:style-name="T1">司徒文更表示，台灣在很多方面喜歡和韓國相比，因此他特別舉韓國為例說，他派駐韓國，促成韓國進口美國牛肉時，曾有韓國大學生問他，如何保證民眾不會因為吃美國牛肉而送命？他當時就反問：「那你如何保證，我不會因為看三星電視而瞎掉？」</text:span></text:p>
      <text:p text:style-name="P2"><text:span text:style-name="T1">司徒文一再表示，美國牛肉及內臟合乎安全標準，是科學問題。</text:span><text:span text:style-name="T3"><text:line-break/></text:span></text:p>
      <text:p text:style-name="P1"><text:span text:style-name="T1">陳真 | 2009.10.28 18:53 | </text:span><text:span text:style-name="T2">#</text:span></text:p>
      <text:p text:style-name="P3"><text:span text:style-name="T1">波蘭斯基受害者 再度請求加州撤案</text:span><text:span text:style-name="T3"><text:line-break/><text:line-break/></text:span><text:span text:style-name="T1">【聯合報╱記者蘇詠智／即時報導】 2009.10.27</text:span><text:span text:style-name="T3"><text:line-break/><text:line-break/></text:span><text:span text:style-name="T1">金獎名導羅曼波蘭斯基，因三十多年前犯下性侵女童案，遭到瑞士警方逮捕，還羈押在牢中。美國正準備要求瑞士將他引渡回美，當年的受害者珊曼莎卻堅請加州撤消此案，理由是過多的媒體關注，讓她好不容易平復的心情再度波動，連她的辦公室都不堪其擾，她擔心因此丟掉工作。</text:span></text:p>
      <text:p text:style-name="P3"><text:span text:style-name="T1">其實珊曼莎早在關於波蘭斯基案件的HBO紀錄片推出前，就再三強調請外界忘了這件事，讓她能安靜度日。可惜美國與瑞士警方互相串連，要再追究此舊案，打碎她的期盼。珊曼莎表示媒體緊迫盯人，每天有500通電話打到家裡、500通撥手機、500通打到辦公室，自己簡直無處可躲。</text:span></text:p>
      <text:p text:style-name="P4"><text:span text:style-name="T1"><text:line-break/><text:line-break/></text:span></text:p>
      <text:p text:style-name="P1"><text:span text:style-name="T1">陳真 | 2009.10.28 07:12 | </text:span><text:span text:style-name="T2">#</text:span></text:p>
      <text:p text:style-name="P2"><text:span text:style-name="T1">台灣政客污個幾億,大家都很氣,但美國政客及其軍火商,動輒百億千億油水隨你撈,台灣人反倒根本不當一回事;好像鈔票不是鈔票而只是一堆廢紙.</text:span></text:p>
      <text:p text:style-name="P2"><text:span text:style-name="T1">陳真</text:span></text:p>
      <text:p text:style-name="P2"><text:span text:style-name="T1">====================</text:span><text:span text:style-name="T3"><text:line-break/></text:span><text:span text:style-name="T1">美售我直升機 又亂漲七億</text:span></text:p>
      <text:p text:style-name="P2"><text:span text:style-name="T1">更新日期:2009/10/27 02:57 吳明杰／台北報導</text:span></text:p>
      <text:p text:style-name="P2"><text:span text:style-name="T1">中國時報【吳明杰／台北報導】</text:span></text:p>
      <text:p text:style-name="P2"><text:span text:style-name="T1">我向美採購長程預警雷達、標槍飛彈等軍購案近來遭美坐地起價，國民黨立委林郁方昨天再爆，空軍採購三架救護直升機也被美無故漲價七億元；他並痛批近來美方不同廠商都為所欲為，簡直是把台灣當凱子和殖民地。林郁方呼籲台灣不僅要自己選擇要不要吃美國牛肉，還要自己決定是否向美買武器。</text:span></text:p>
      <text:p text:style-name="P2"><text:span text:style-name="T1">立法院外交及國防委員會二十六日審查九十九年度國防部公開預算，林郁方指出，空軍救護直升機我方原依美商報價，編列全案三十七億九千多萬元，但等到立法院在九十六年下半年通過預算後，美商卻突然要求增加十二億，經我方要求仍拒絕說明原因，後經空軍爭取打折僅漲七億，但還是漲得不合理。</text:span><text:span text:style-name="T3"><text:line-break/></text:span></text:p>
      <text:p text:style-name="P1"><text:span text:style-name="T1">陳真 | 2009.10.27 07:26 | </text:span><text:span text:style-name="T2">#</text:span></text:p>
      <text:p text:style-name="P3"><text:span text:style-name="T1">《經濟學人》罕見狠批扁：怪誕淒涼</text:span></text:p>
      <text:p text:style-name="P3"><text:span text:style-name="T1">* 2009-10-24</text:span></text:p>
      <text:p text:style-name="P3"><text:span text:style-name="T1">* 【中評社／黃曉南編譯報導】</text:span></text:p>
      <text:p text:style-name="P3"><text:span text:style-name="T1">陳水扁為求脫身，以“台灣仍受美國管轄”為由控告美政府，引起國際笑聲一片，令台灣人尷尬不堪。</text:span></text:p>
      <text:p text:style-name="P3"><text:span text:style-name="T1">最新一期《經濟學人》以《台灣良心遺留在舊金山？》為題刊文，評論陳水扁此一行徑。該刊在政治上屬自由派，以略帶幽默的筆法針砭國際政治事務，對藍、綠陣營向來無所偏頗，但一直都認同台灣的美式民主成就，因此評論兩陣營政治人物時，都會留有情面，不致太過刻薄。</text:span></text:p>
      <text:p text:style-name="P3"><text:span text:style-name="T1">但這篇文章對扁卻是一面倒的批評和嘲諷、無半句好話，也沒有平衡觀點（balance of view）的論述，實在十分罕見。或許在西方主流媒體眼中，陳水扁已喪失了所有的尊嚴，完全淪為一個滑稽人物。</text:span></text:p>
      <text:p text:style-name="P3"><text:span text:style-name="T1">該文說，因貪污而被判終身監判、現正上訴的台灣前總統陳水扁，現在又面臨一項新的指控－－足以被判死刑的“叛國”（treason）罪。這個極其怪誕（bizarre）的罪名，源於陳水扁自己一個同樣怪誕的說法。他聲稱，在八年總統任期里，他的真正身份其實是美國政府的代理人。</text:span></text:p>
      <text:p text:style-name="P3"><text:span text:style-name="T1">陳水扁這個怪異的論述，是受到一小撮（a tiny band）邊緣獨派人士的啟發，這班人現在自稱為“福爾摩沙法理建國會”。他們認為，在1951年簽署的《舊金山和約》，“並未將台灣的主權歸還給中華人民共和國或中華民國”，因此“美國一直是台灣的主權政府，正如波多黎各現仍屬美國領地”。</text:span></text:p>
      <text:p text:style-name="P3"><text:span text:style-name="T1">今年9月，陳水扁大力聲援這個組織，並且“爆料”說，他在擔任總統期間，不時收到並執行來自“美國在台軍事政府”的“命令”。被台灣法庭以貪污罪判處終身監禁後，他又向美國軍事法庭提訴，要求美國以“主權政府”身分，介入他的貪污案。</text:span></text:p>
      <text:p text:style-name="P3"><text:span text:style-name="T1">儘管陳水扁信誓旦旦，聲稱他上述的怪誕行徑，是為了所謂“讓台灣脫離中國”，但分析人士都認為，他只是為了“讓自己脫離牢獄”。</text:span></text:p>
      <text:p text:style-name="P3"><text:span text:style-name="T1">針對今次事件，台灣兩大陣營有不同的反應。國民黨視之為進一步打擊陳水扁的良機，舉行記者會指斥他是“山姆大叔的龜兒子” （bastard son of Uncle Sam）。相反，陳水扁曾經擔任主席的民進黨，就顯得非常尷尬，一方面，他們堅決不認同“美屬論”，另一方面，又怕會觸怒黨內的深綠派，而不敢向扁猛烈開火。</text:span></text:p>
      <text:p text:style-name="P3"><text:span text:style-name="T1">文章最後說，就算“叛國罪”未必會成真，陳水扁的處境已經夠淒涼（grim）。本月較早前，司法院大法官會議認為，扁案一審時曾更換法官，當中並無構成違憲；同時，他又面臨新的“侵吞外交公款”指控。另一方面，他在美國法院挑戰美國政府的行動，同樣遭遇屢戰屢敗。但很多人都相信，他仍然會屢敗屢戰。</text:span></text:p>
      <text:p text:style-name="P3"><text:span text:style-name="T1">==============</text:span><text:span text:style-name="T3"><text:line-break/></text:span><text:span text:style-name="T1">Taiwan's jailed former president</text:span><text:span text:style-name="T3"><text:line-break/></text:span><text:span text:style-name="T1">Looking for a loophole</text:span></text:p>
      <text:p text:style-name="P3"><text:span text:style-name="T1">Oct 22nd 2009 | TAIPEI</text:span></text:p>
      <text:p text:style-name="P3"><text:span text:style-name="T1">Did Taiwan leave its heart in San Francisco?</text:span></text:p>
      <text:p text:style-name="P3"><text:span text:style-name="T1">(From The Economist print edition)</text:span></text:p>
      <text:p text:style-name="P3"><text:span text:style-name="T1">BANGED up for life for corruption, a sentence against which he is appealing, Chen Shui-bian, Taiwan’s president in 2000-08, faces a new investigation. This time he is up for treason, a crime that can carry the death penalty. The bizarre charge springs from his own bizarre claim: that, during his tenure, he was an American agent.</text:span></text:p>
      <text:p text:style-name="P3"><text:span text:style-name="T1">The thinking derives from a tiny band of fringe independence activists, now calling itself the Formosa Nation Legal Strategy Association. It argues that the San Francisco peace treaty, signed in 1951 to end the second world war, did not award sovereignty over Taiwan to either Communist China or the Republic of China, over which the remnants of China’s Nationalist party, the Kuomintang (KMT), still claimed to rule. The association insists the treaty overrides all subsequent agreements, and Taiwan is still the territory of Japan’s conqueror, the United States, its status comparable to that of Puerto Rico. Demanding American passport rights, the association’s precursor in 2006 sued America for failing to be a military occupier. After a Washington district court threw the case out, it went to the court of appeals, which in April ruled in favour of the American government. The association then set its sights on America’s Supreme Court.</text:span></text:p>
      <text:p text:style-name="P3"><text:span text:style-name="T1">Mr Chen weighed in to back the association, claiming that, as president, he took orders from the Americans. After his sentencing in September he sued for his freedom in the United States Court of Appeals for the Armed Forces, proclaiming his innocence and arguing that America should intervene, as Taiwan was technically under its occupation.</text:span></text:p>
      <text:p text:style-name="P3"><text:span text:style-name="T1">Mr Chen said he did this to clarify that Taiwan was separate from China. But local analysts said he desperately hoped to get out of jail. The former president announced that circumstances had forced him to reveal “the existence of the United States Military Government for Taiwan”. But the American appeals court declined the case in early October. The Supreme Court has also refused to consider the association’s case.</text:span></text:p>
      <text:p text:style-name="P3"><text:span text:style-name="T1">The ruling KMT has made hay over Mr Chen’s outlandish claims, calling him “the bastard son of Uncle Sam”. The opposition Democratic Progressive Party, which Mr Chen used to lead, is embarrassed. It adamantly does not want Taiwan ruled by either China or America. But it is hard for it to turn on Mr Chen without alienating its own hardliners.</text:span></text:p>
      <text:p text:style-name="P3"><text:span text:style-name="T1">Even without his “treason”, the outlook for Mr Chen looks grim. A court interpretation this month rejected the claim that a controversial switch of judges in his corruption case in December was unconstitutional. Last month Mr Chen received another indictment, over the alleged pocketing of money meant for foreign affairs. So far he is faring no better in America’s courts. But Jonathan Levy, his lawyer, says he is allowed to try again. Many think he will.</text:span><text:span text:style-name="T3"><text:line-break/></text:span></text:p>
      <text:p text:style-name="P1"><text:span text:style-name="T1">陳真 | 2009.10.26 15:13 | </text:span><text:span text:style-name="T2">#</text:span></text:p>
      <text:p text:style-name="P2"><text:span text:style-name="T1">台灣人是陰陽分裂的,公開時鴉雀無聲,彷彿植物人,唯恐多說多錯,開完會私下意見卻很多. 公開時不敢做怪,溫吞客氣,多所美言,儘管言不由衷,一旦匿名或背後,則什麼話都敢講,無中都能生有. 他人若有一分壞或一分倒楣,則渴望對方最好是一百分的壞或一百分的倒楣,並且把這份心中 "渴望" 給當成 "事實" 來私下傳揚.</text:span></text:p>
      <text:p text:style-name="P2"><text:span text:style-name="T1">前天開車北上站樁,開了一整天的車,苦不堪言. 並非苦在開車時間長短,而是苦在人心自私而窩囊,搶道橫行,醜態百出. 在台灣開一天車的痛苦,勝過在英國開十年.</text:span></text:p>
      <text:p text:style-name="P2"><text:span text:style-name="T1">台灣人車裏車外的表現也是分裂的. 車裏張牙舞爪,可是一旦走出車外,原本你以為此人開車如此卑鄙自私醜態百出,想必獐頭鼠目生毛帶角,但事實上卻往往一副人模人樣,搞不好還是個社會清流或名流雅士或聖人也說不定.</text:span></text:p>
      <text:p text:style-name="P2"><text:span text:style-name="T1">我在英國開了十年車,回到台灣依然不敢上路,因為毫無規矩可言.在英國,你只要亮起方向燈,後面的車只要距離夠,百分之一百會讓你(我從未遇到不讓的),你甚至可以閉著眼睛轉彎,因為你根本不用擔心會有人不讓或甚至搶道.</text:span></text:p>
      <text:p text:style-name="P2"><text:span text:style-name="T1">在英國開車,最忙的一件事就是經常要比手勢或閃頭燈,感謝他人的讓路. 但在台灣卻只能忙著在車裏開罵或比中指幹這一群衣冠禽獸. 每開一次車,你對人性的信心就降低一分,毫無一點善意可言.</text:span></text:p>
      <text:p text:style-name="P2"><text:span text:style-name="T1">比方說,明明都已經紅燈,而且過中線的車輛全堵在馬路上擋住另一頭車輛的去路了,但人們反而會趁混亂之此時,一輛接一輛闖過去硬把去路全擋住,只為了自己或許能在混亂中多爭取到一秒鐘的優先,而不顧他人更大的損失.</text:span></text:p>
      <text:p text:style-name="P2"><text:span text:style-name="T1">就連消防車或救護車來了,人們也不太讓道,但在英國,大家卻急著想辦法讓路,我有好幾次甚至看到一些車輛為了挪出更大空間給救護車,硬是把自己的車輛開去磨樹幹或磨牆壁,甚至硬擠入角落自我毀損車體. 這在台灣是很難想像的.</text:span></text:p>
      <text:p text:style-name="P2"><text:span text:style-name="T1">昨天站樁回來途中,在高速公路上,桃園出口車道排滿車輛,但有輛車他不願排那麼長的隊伍,於是他就脫隊,硬插到我正行駛的直行車道上,一直開到兩公里外的出口處,然後竟然緊急煞車,讓整輛車完全停下,只為了插隊下交流道.</text:span></text:p>
      <text:p text:style-name="P2"><text:span text:style-name="T1">我開在他後面,誰能料到前方時速一百公里的車會突然整個停下來,還好我反應快,顧不得左側車道依然有車子的危險,緊急左轉閃開,像在拍動作片電影一樣.</text:span></text:p>
      <text:p text:style-name="P2"><text:span text:style-name="T1">上交流道之前,兩輛摩托車飆車族,一左一右開在我兩側,然後故意加速在我前方表演花式交叉,揚長而去後我看這兩個人渣又跑去前方車輛再表演一次花式交叉. 我當時心裏只有一個念頭,希望這兩個人渣最好當場橫死街頭.</text:span></text:p>
      <text:p text:style-name="P2"><text:span text:style-name="T1">但你可別以為這些逞兇鬥狠的人渣真的很猛,一旦被警察抓到,個個低著頭窩窩囊囊地像個龜兒子.</text:span></text:p>
      <text:p text:style-name="P2"><text:span text:style-name="T1">台灣人的嘴臉是看場合看地點看對象的,幾乎每一個西方人都說台灣人好友善好熱情好好相處喔. 有一次回國,在機場看到一堆台灣女生,圍著一名西方男子. 該男子企圖說出一句中文,比方說 "謝謝",努力說半天,我都還是聽不懂他在講哪一句中文,但周圍女生立即響起一片歡呼與掌聲,有人還獻上香吻,擠在外圍沒機會獻吻的,想必對那個獻吻的女生心裏很幹.</text:span></text:p>
      <text:p text:style-name="P2"><text:span text:style-name="T1">我若是洋人,當然覺得台灣真是它媽的寶島,何止寶島,簡直是男人的樂園. 可是,你能想像你努力講半天講一句 thank you,講得不三不四但周圍卻有一堆西方女生對你響起一片歡呼聲並獻上香吻嗎? 根本不會!</text:span></text:p>
      <text:p text:style-name="P2"><text:span text:style-name="T1">不但不會歡呼不會獻吻,反倒是獻上鄙夷或疑懼或尷尬神色的機會比較多,彷彿你智能上或人格上有著什麼問題似的.我指的是英國,美國倒不會. 英國人似乎認為只要是人就都應該講英文,他無法想像世界上還有第二種語言. 更惡劣的就是走過你身旁時,故意嘰哩咕噜用極難聽的腔調假裝是在講中文,然後叫你滾回你的國家.</text:span></text:p>
      <text:p text:style-name="P2"><text:span text:style-name="T1">這也難怪維根斯坦書上有句話說: "對於中國人來講,中文恰恰就是一種語言,一點也不會奇怪,他不會覺得奇怪說: 咦? 語言怎麼會是這副模樣." 他還說,如果我們有點想像力,那些原本讓人感覺很奇怪的概念就一點也不奇怪了.</text:span></text:p>
      <text:p text:style-name="P2"><text:span text:style-name="T1">相反地,台灣人反倒把西方人(特別是台灣女人把西方男人)給捧為神,為他們創造一片樂土. 但印尼的男人或泰國的男人呢? 不但就沒有這份天堂之樂,來到台灣,反倒要墮入地獄了.</text:span></text:p>
      <text:p text:style-name="P2"><text:span text:style-name="T1">我曾在台南火車站,看到兩個應該是印尼或泰國的年輕男生,拿著行李,像其他一般旅客一樣,站在剪票口抬頭觀看螢幕看火車何時進站,那個剪票的阿伯,立即高聲點名,用髒話叫罵,特別叫他們兩個滾一邊去,不要靠他太近,用台語叫他們 "閃一邊去讓人幹",然後嘴裏還一直罵著 "胎哥郎" (骯髒的人之意).</text:span></text:p>
      <text:p text:style-name="P2"><text:span text:style-name="T1">如果你去訪問一下東南亞的旅客或來台工作者,十之八九都覺得這個鬼島很可怕,很不友善.</text:span></text:p>
      <text:p text:style-name="P2"><text:span text:style-name="T1">至於抗爭嘛,也是分裂的,鎂光燈前和鎂光燈後是完全不一樣的,當鎂光燈注意某些事時,就異常興奮,興奮熱烈到抓狂,馬上會有什麼學生運動或各式各樣勇猛抗爭,而且花樣百出,為的是天天 "攻佔" 媒體版面或電視螢光幕.</text:span></text:p>
      <text:p text:style-name="P2"><text:span text:style-name="T1">更惡心的就取個名字,一副準備要留名青史的姿態,而且話都講得很滿很壯烈,可當鎂光燈消失不再關注,所謂運動便立即煙消雲散.</text:span></text:p>
      <text:p text:style-name="P2"><text:span text:style-name="T1">當然,運動的名字有時還是會繼續留著操弄,靠它吃一輩子,彷彿吃三天青菜便能成佛上西天,如什麼野白合或野草莓便是. 好像沒有鎂光燈他就什麼事也做不了,只能活在鎂光燈下,像個明星似的.</text:span></text:p>
      <text:p text:style-name="P1"><text:span text:style-name="T1">懷軒 | 2009.10.26 03:40 | </text:span><text:span text:style-name="T2">#</text:span></text:p>
      <text:p text:style-name="P3"><text:span text:style-name="T1">我覺得台灣人其實修養真的超好，尤其是在面對所謂"先進"國家金髮碧眼的外國人的時候，大概連大便都是香的；反倒是面或其他一些被認為是"落後"國家或是自己人的時候，修養之差，令人嘆為觀止。</text:span></text:p>
      <text:p text:style-name="P1"><text:span text:style-name="T1">陳真 | 2009.10.25 23:05 | </text:span><text:span text:style-name="T2">#</text:span></text:p>
      <text:p text:style-name="P2"><text:span text:style-name="T1">說實在的,我有時候真的狠納悶,各位先生女士的修養也未免太好了一些?! 類似像強迫軍購破銅爛鐵或是強迫美國牛肉進口等等,難道你們真的都不生氣? 甚至連美國人自己都不吃的內臟,也要丟給我們吃,難道還真把我們當狗?</text:span></text:p>
      <text:p text:style-name="P2"><text:span text:style-name="T1">可是,就算你養一條狗,也不致於餵她有毒的東西吃吧? 這其實不折不扣就是當年英國企圖傾銷鴉片給滿清政府的翻版,是一種極其惡質的帝國行徑,人家滿清好歹還為此打了一次鴉片戰爭,而台灣政府卻趁著月黑風高偷偷幫各位簽下賣身契. 如果連這樣都不生氣,這種修養已臻化境,爐火純青,簡直難以想像. 不像韓國人修養差,一聽要進口美國牛肉,十幾萬人持續多時的抗爭,差點沒把整個政府給弄垮.</text:span></text:p>
      <text:p text:style-name="P1"><text:span text:style-name="T1">陳真 | 2009.10.25 21:39 | </text:span><text:span text:style-name="T2">#</text:span></text:p>
      <text:p text:style-name="P3"><text:span text:style-name="T1">說什麼開放美國牛肉是為了換取軍售的一種條件交換,實在是頭殼壞去,太看不起咱們台灣人 "至高無上" (阿扁語)的主宰--美國軍事政府了.</text:span></text:p>
      <text:p text:style-name="P3"><text:span text:style-name="T1">台灣所謂軍售,花鉅額天價一大筆天文數字(全世界花最多錢買武器的就是台灣),買一堆破銅爛鐵,是一種規費,一種勒索,或者用阿扁的話來說,這是台灣人效忠至高無上的美國軍政府的一種義務,哪需要條件交換? 就好像你每個月繳保護費給流氓,你敢不繳給我試試看?! 豈有要繳保護費卻還需要跟流氓拜託讓你繳之理? 強盜搶你的錢,你需要拜託他,他才會多搶一些嗎?</text:span></text:p>
      <text:p text:style-name="P3"><text:span text:style-name="T1">說起來,進口美國牛肉也算是台灣子民效忠至高無上的美國主子的一個大好機會,親身實驗一下看吃了會不會得病. 當今世上一片反美聲浪,要找到這麼乖的狗,已經很不容易了,英勇之哈巴行徑,可謂感人肺腑,舉世無雙,至高無上的主子一定粉開心.</text:span></text:p>
      <text:p text:style-name="P3"><text:span text:style-name="T1">也許該感謝阿扁最近 "揭發" 至高無上的美國軍政府 "秘密地存在" 於台灣的事實,同時也該感謝馬英九之英勇效忠美國爸爸,敢做世人所不敢之進口美國牛肉之德政,這回站樁,支持者突然爆增,打破站樁一年又八個月以來之記錄! 當然,也有可能是因為有新血加入,這回站樁場面看起來壯觀一些.</text:span></text:p>
      <text:p text:style-name="P3"><text:span text:style-name="T1">如果你覺得中東侵略戰爭離你很遠,彷彿與你無關,但是,至高無上的美國軍政府在台為所欲為的行逕離你可一點也不遠,你不光是每年要繳稅給哈巴狗政府,而且更要繳一筆長久以來經常佔世界軍費支出冠軍的保護費給至高無上的美國軍政府,這筆費用之龐大,動輒以數千億計. 就算十個阿扁八年來不眠不休,也污不了這麼多錢.</text:span></text:p>
      <text:p text:style-name="P3"><text:span text:style-name="T1">這些錢難道不是你的血汗錢? 難道你真以為這一切都與你無關? 難道你真以為我們吃飽太閒不時風吹雨打太陽曬或甚至給警察抓到局裏,只是為了一些不痛不癢的所謂立場或觀點?</text:span></text:p>
      <text:p text:style-name="P3"><text:span text:style-name="T1">陳真</text:span></text:p>
      <text:p text:style-name="P3"><text:span text:style-name="T1">=========================</text:span><text:span text:style-name="T3"><text:line-break/></text:span><text:span text:style-name="T1">美帶骨牛內臟來台　蘇起拍板？換赴美免簽及軍售？</text:span></text:p>
      <text:p text:style-name="P3"><text:span text:style-name="T1">更新日期:2009/10/25 11:49 政治中心／綜合報導</text:span></text:p>
      <text:p text:style-name="P3"><text:span text:style-name="T1">政府決定開放美國帶骨牛肉及內臟來台，引發軒然大波，反對聲浪不斷，外傳政府的談判團隊，其實一開始就已經設定開放的底限「有內臟」，而且拍板定案的人，正是國安會秘書長蘇起。</text:span></text:p>
      <text:p text:style-name="P3"><text:span text:style-name="T1">美國帶骨牛肉及內臟將成功闖關來台，到底這扇門是誰答應要開的？昨天(24日)記者詢問行政院長吳敦義，是否與AIT處長會面時已經定調？吳敦義立刻否認，「沒有，我怎麼可能有權定調？我連細節都不知道，我怎麼可能去定調？」</text:span></text:p>
      <text:p text:style-name="P3"><text:span text:style-name="T1">身為最高行政首長，吳揆竟然說根本連細節都不知道；既然如此，決策的人恐怕就是馬總統了？昨天面對記者詢問是否愛吃美國牛肉時？馬總統僅微笑表示「還沒開放呢」，標準的神秘笑容作答，不承認也不否認。</text:span></text:p>
      <text:p text:style-name="P3"><text:span text:style-name="T1">有高層官員向平面媒體爆料，指出這一次的美國牛肉進口談判，從頭到尾都是由國安會秘書長蘇起親自操盤，最後經總統府拍板定案，因為國安會評估，美國遲遲不同意台灣人民赴美免簽證、啟動貿易談判，以及最重要的對台軍售，就是因為美國牛肉沒辦法大量進口到台灣來。</text:span></text:p>
      <text:p text:style-name="P3"><text:span text:style-name="T1">如果這樣的傳聞屬實，政府竟然跳過了衛生署的專業判斷，拿國人的健康來當做利益交換的籌碼，這樣的做法，到底能為台灣換來什麼？，顯然還有一大堆問號。(新聞來源：東森新聞)</text:span></text:p>
      <text:p text:style-name="P1"><text:a xlink:type="simple" xlink:href="http://palinfo.habago.org/mt-comments.cgi?__mode=red&amp;id=18887"><text:span text:style-name="T2">柳春春阿忠</text:span></text:a><text:span text:style-name="T1"> | 2009.10.25 02:11 | </text:span><text:span text:style-name="T2">#</text:span></text:p>
      <text:p text:style-name="P2"><text:span text:style-name="T1">11月份站樁日期定為11/28日。站樁公告會在11/9日當日貼出。</text:span><text:span text:style-name="T3"><text:line-break/></text:span><text:span text:style-name="T1">各位潛水者，如有心裏面一直很想來站樁，但一直還沒真正做出行動決定的。</text:span><text:span text:style-name="T3"><text:line-break/></text:span><text:span text:style-name="T1">別害羞，也別害怕。</text:span><text:span text:style-name="T3"><text:line-break/></text:span><text:span text:style-name="T1">主任都撐著拐杖站了一年半了，真的就是站在那而已，快來快來，打主任專線報名：</text:span><text:span text:style-name="T3"><text:line-break/></text:span><text:span text:style-name="T1">0968-385408</text:span><text:span text:style-name="T3"><text:line-break/></text:span><text:span text:style-name="T1">號碼是真的喲！</text:span></text:p>
      <text:p text:style-name="P1"><text:span text:style-name="T1">陳真 | 2009.10.24 03:18 | </text:span><text:span text:style-name="T2">#</text:span></text:p>
      <text:p text:style-name="P3"><text:span text:style-name="T1">英國種族問題嚴重,但大部份人相信這對社會對人性十分有害而應消除,不管怎麼樣,至少它是朝著一種 "想要" 消除之的方向走.</text:span></text:p>
      <text:p text:style-name="P3"><text:span text:style-name="T1">但在台灣卻反其道而行,種族主義者反倒變成愛台灣的代名詞,變成愛台灣的急先鋒.就如美國麥卡錫主義那個荒唐年代一樣,整天在內部尋找敵人,從一言一行中檢查他人思想中是否具有親近大陸族群之毒素,是否有愛 "台灣國" 之正確思想.稍有異心,便是人人皆可誅之的敵人.</text:span></text:p>
      <text:p text:style-name="P3"><text:span text:style-name="T1">這種病態現象,一般得發作個十幾二十年才會緩解,若還不退燒,將病入膏肓.</text:span></text:p>
      <text:p text:style-name="P3"><text:span text:style-name="T1">曾聽Richard Rorty說,他認為,可以這樣來界定極右派,有三特徵,我只記得其中一個,那就是根據血統或族群來區分敵我及行使價值判斷,簡單說其實就是某種種族主義.</text:span></text:p>
      <text:p text:style-name="P3"><text:span text:style-name="T1">記得魯迅有篇小說,好像有這麼一些話: "院子裏有兩棵樹,一棵是棗子樹,另一棵也是棗子樹." 這些話讓我印象很深刻. 人們常說台灣主要兩個政黨,一個是右派,另一個也是右派,雖然民進黨經常偽裝成左傾政黨來騙取弱勢者選票.</text:span></text:p>
      <text:p text:style-name="P3"><text:span text:style-name="T1">但在我看來,兩者皆右,卻程度有別,民進黨已經右到一種極端,右到一種種族主義. 當然,說它是種族主義其實太過於抬舉,應該說它其實只是一種商圈組合,只要能賣的都是貨. 目前販賣族群商品,過一陣子只要形移勢轉,商機沒了,就又會改賣點別的.</text:span></text:p>
      <text:p text:style-name="P3"><text:span text:style-name="T1">今天我若是對岸領導人,我將不會擔心這樣一個黨這樣一些人,因為就如蔣介石所說: "只要用錢可以解決的事,都不是困難的事".</text:span></text:p>
      <text:p text:style-name="P3"><text:span text:style-name="T1">或許該擔憂的是那些無關利益的真正種族主義者,他們大多是一些不會上網不會拿筆寫字的善良百姓,他們長年身受另一族群之傷害,傷痕既深,很難一朝一夕化解,就如許多巴勒斯坦人之敵視以色列一般.</text:span></text:p>
      <text:p text:style-name="P3"><text:span text:style-name="T1">陳真</text:span><text:span text:style-name="T3"><text:line-break/><text:line-break/></text:span><text:span text:style-name="T1">=============</text:span><text:span text:style-name="T3"><text:line-break/></text:span><text:span text:style-name="T1">BBC 極右派黨魁上節目　數百名抗議群眾爆衝突</text:span></text:p>
      <text:p text:style-name="P3"><text:span text:style-name="T1">2009/10/24</text:span></text:p>
      <text:p text:style-name="P3"><text:span text:style-name="T1">國際中心／綜合報導</text:span></text:p>
      <text:p text:style-name="P3"><text:span text:style-name="T1">英國國家廣播公司﹙BBC﹚22日邀請國家黨黨魁葛里芬（Nick Griffin）上辯論節目「質詢時間」（Question Time），由於該黨主張極端種族主義，甚至建議把非白人的英國公民遣返祖籍，讓400多名反法西斯和反種族歧視團體聚集在大樓外抗議，與維持秩序的警察爆發激烈肢體衝突。</text:span></text:p>
      <text:p text:style-name="P3"><text:span text:style-name="T1">場外示威者高喊口號、揮舞標語，其中有30位抗爭者趁勢翻入BBC的停車場，企圖阻止葛里芬進入電視台。員警被迫爬過大門，退到封鎖線後方，動用警棍驅趕人群。衝突事件中有6人被捕，3名警員受傷 。</text:span></text:p>
      <text:p text:style-name="P3"><text:span text:style-name="T1">除了外頭的激烈抗爭，攝影棚內更是火藥味十足。葛里芬形容抗議者可恥，剝削其他人聆聽的權利，他強調，「我的父親在二次大戰是英國空軍，我不是納粹！我從來就不是。」而錄影現場觀眾也不甘示弱的回應：「大多數的觀眾，認為你的主張徹底地令人厭惡！」</text:span></text:p>
      <text:p text:style-name="P3"><text:span text:style-name="T1">對此，BBC表示，他們做為一個公共電視媒體，節目要做到不偏不倚，必須讓不同主張的團體或個人都有權發表意見。但反法西斯組織則痛批，邀請葛里芬上節目，根本是助長法西斯主義對少數族裔的暴力行為 。﹙新聞來源：東森記者陳昌輝﹚</text:span><text:span text:style-name="T3"><text:line-break/></text:span></text:p>
      <text:p text:style-name="P1"><text:span text:style-name="T1">陳真 | 2009.10.23 23:49 | </text:span><text:span text:style-name="T2">#</text:span></text:p>
      <text:p text:style-name="P2"><text:span text:style-name="T1">有位匿名留言,建議我們去哪站樁,雖無惡意,但我還是把它刪了. 還是老話,它媽的網路有這麼危險嗎? 危險到連這樣也要匿名? 如果這麼危險,何不乾脆閉嘴? 因為這類匿名言論實在毫無意義可言.再說,自己匿著名,卻建議別人去哪站樁去哪踢館,這樣不會太窩囊嗎?</text:span></text:p>
      <text:p text:style-name="P2"><text:span text:style-name="T1">像這類人士,不管你跟我們認不認識,不管你是誰,其實正是我最想尋找的捐款人士,最好是一次捐個幾萬元,越多越好,因為與其匿名灑口水鼓勵別人去站樁去抗議,何不灑點金錢,對我們才真正具有實質意義.</text:span></text:p>
      <text:p text:style-name="P2"><text:span text:style-name="T1">目前只募到八千元,這位看起來吃飽閒閒的匿名人士要不要認捐個八萬塊? 站樁是我們在站,來回火車公車車資一趟約兩千,錢也是我們自己在出,種種遭遇也是我們在承受,你(們)整天吃飽閒閒來這網站看熱鬧倒也就罷了,怎麼還好意思匿名 "鼓勵" 兼 "指揮" 我們該如何擴大抗爭?</text:span></text:p>
      <text:p text:style-name="P1"><text:a xlink:type="simple" xlink:href="http://palinfo.habago.org/mt-comments.cgi?__mode=red&amp;id=18879"><text:span text:style-name="T2">柳春春阿忠</text:span></text:a><text:span text:style-name="T1"> | 2009.10.23 22:52 | </text:span><text:span text:style-name="T2">#</text:span></text:p>
      <text:p text:style-name="P3"><text:span text:style-name="T1">10/24站樁是否照常進行，依據台北市政府宣佈當天下午是否上班而定。</text:span><text:span text:style-name="T3"><text:line-break/></text:span><text:span text:style-name="T1">若照常上班，站樁照常進行。</text:span><text:span text:style-name="T3"><text:line-break/></text:span><text:span text:style-name="T1">上次購買的簡便雨衣我會帶去。也可自備雨傘。</text:span></text:p>
      <text:p text:style-name="P5"/>
      <text:p text:style-name="P1"><text:span text:style-name="T1">陳真 | 2009.10.22 18:37 | </text:span><text:span text:style-name="T2">#</text:span></text:p>
      <text:p text:style-name="P2"><text:span text:style-name="T1">(續前)</text:span></text:p>
      <text:p text:style-name="P2"><text:span text:style-name="T1">很多人很佩服,我怎麼能夠早在十幾年前,早在阿扁普遍受到人們支持與肯定說他是什麼最優秀最有正義感最有理想最不妥協的立委的時候,就一直指稱此人居心險惡無所不用其極,乃政壇第一大壞蛋.</text:span></text:p>
      <text:p text:style-name="P2"><text:span text:style-name="T1">上述那些什麼被國民黨下毒案或車禍謀殺案,其實完全不是我藉以了解阿扁的依據. 我有個朋友,是個牙醫師,在二十年前也曾為了反核而捏造一張巨額支票,誣賴說是國民黨接受賄賂才興建核電廠,但我不會因此說他是個混蛋.</text:span></text:p>
      <text:p text:style-name="P2"><text:span text:style-name="T1">看一個人的好壞,絕不是從事情的對錯本身來判斷,更不是從法律意義上的好壞來判斷,法所不容的事,跟道德事實上沒有任何關係;一個日行一善的人,或一個在法律意義上做了許多好事的人,卻照樣有可能是個混蛋,兩者並無關聯.</text:span></text:p>
      <text:p text:style-name="P2"><text:span text:style-name="T1">至於立場或意見或任何想法本身,更無關道德,真正與道德有關的是態度,也就是說,看一個人 "怎麼" 做好事或 "怎麼" 做壞事或 "怎麼" 講話 "怎麼" 生活,從這樣一些 "怎麼",你才有可能理解他的心.</text:span></text:p>
      <text:p text:style-name="P2"><text:span text:style-name="T1">比方說,我們不會說贊成美國侵略伊拉克的就是混蛋,也不會說反對侵略或反對戰爭的就是好人,重點不是贊成或反對,重點是你 "怎麼" 反對或贊成. 這個 "怎麼", 並不是指一種技術上的問題,而是指一種微妙且難以言喻的態度.</text:span></text:p>
      <text:p text:style-name="P2"><text:span text:style-name="T1">像之前有位高醫學長不是從一些愛台灣人渣出沒的什麼論壇剪來一篇抹黑我的匿名文字嗎? 說什麼我反對把波蘭斯基送入監獄關到死就是不愛兒童傷害兒童等等等,說我從古時候的保護兒童英雄,變成嘴臉難看的反兒童打手之類.</text:span></text:p>
      <text:p text:style-name="P2"><text:span text:style-name="T1">這類蠢話,它不光是蠢,而且更是壞.一個人可以對任何事情採取任何立場或持有任何意見,今天如果有人說他贊成把波蘭斯基關到死,我們不會因此而判定採此一意見者是個人渣,但是,當一個人假惺惺地高舉各種漂亮口號,並且刻意簡化刻意扭曲他人想法,意圖只為傷害並抹黑異己時,這樣一種人毫無疑問就是個人渣,非但不正直,而且心地很不善良.</text:span></text:p>
      <text:p text:style-name="P2"><text:span text:style-name="T1">任何人,不管是結婚交友做生意或尋找志同道合的夥伴,都應遠離這種人,即便他的某種意見或立場與你恰好一致,你也不應以為他就是你的同志.</text:span></text:p>
      <text:p text:style-name="P2"><text:span text:style-name="T1">我們應該憑著人品之正直與否去結交朋友或判斷人之好壞,而不是依據對方的意見或答案或什麼立場是不是剛好跟我同一國.</text:span></text:p>
      <text:p text:style-name="P2"><text:span text:style-name="T1">或許我應感謝民進黨,感謝阿扁,感謝那些我連名字都不願提起的綠色小政客們,感謝他們讓我深深明白這個簡單的道理.</text:span></text:p>
      <text:p text:style-name="P2"><text:span text:style-name="T1">這個道理雖然簡單,卻無比重要.因為不管是戰爭也好,鬥爭也罷,往往建立在一堆由人渣們所建構的謊言基礎上,你不可能阻止任何狡猾詭詐的出現,但如果你能適當鑑賞是非美醜,懂得如何看清人心,那麼,這類人事物也比較不可能起作用進而危害個人與社會.</text:span></text:p>
      <text:p text:style-name="P1"><text:span text:style-name="T1">陳真 | 2009.10.22 10:52 | </text:span><text:span text:style-name="T2">#</text:span></text:p>
      <text:p text:style-name="P3"><text:span text:style-name="T1">很多人聽到阿扁被判無期徒刑感到很欣慰,但依我對台灣政治的了解,這些全是空包彈,炸彈會響,但也只是響而已,別無其它作用;你大概也不用期待瑞士會在這案子上真的有什麼作為.</text:span></text:p>
      <text:p text:style-name="P3"><text:span text:style-name="T1">瑞士一些銀行,惡名昭彰,只要你 "非常" 有錢(存款十位數以上),在那裏便是個天堂,法律不起作用,你不用擔心你的錢會出問題,更不用擔心會被繩之以法.</text:span></text:p>
      <text:p text:style-name="P3"><text:span text:style-name="T1">在波蘭斯基的案子上,瑞士司法當局之前一直撒謊. 波蘭斯基長年往來瑞士,在瑞士並且有一棟房子,事隔三十多年,年輕時不抓,卻突然抓一個77歲老人,瑞士司法當局宣稱,此番之所以逮捕他,純粹是 "應美國之請求".</text:span></text:p>
      <text:p text:style-name="P3"><text:span text:style-name="T1">但根據英國衛報及諸多媒體報導,美聯社根據資訊自由法案取得的文件資料顯示,事實上是瑞士主動詢問美國要不要抓波蘭斯基.</text:span></text:p>
      <text:p text:style-name="P3"><text:span text:style-name="T1">如果此項逮捕如此 "司法純粹",之前何必一直撒謊?</text:span></text:p>
      <text:p text:style-name="P3"><text:span text:style-name="T1">被害人從少女到現在都已經四五十歲,是三個小孩的媽了. 從十幾年前開始,被害人便數度提出申請,要求撤銷案子,並且不斷表示對媒體的一再報導與干擾感到極度厭惡,希望圖個清靜,不要再打擾她的生活,並希望波蘭斯基能夠不再受此案牽制,而能以一個自由人的身份回到美國;就連當年承辦檢察官都承認說謊,承認對波蘭斯基有偏見.</text:span></text:p>
      <text:p text:style-name="P3"><text:span text:style-name="T1">向來包庇當下真正大尾罪犯的瑞士司法當局,怎麼會在乎波蘭斯基這樣一個早已近乎塵埃落定的三十幾年小案子?! 也因此,三十年來都不抓,而且還讓他在瑞士置產,自由進出瑞士無數次,連被害人打從十幾年前開始都已多次出來為波蘭斯基抱不平了,三十幾年後的今天,瑞士司法當局卻突然扮演起包公,要對一個老人開鍘.</text:span></text:p>
      <text:p text:style-name="P3"><text:span text:style-name="T1">開鍘之後竟還不敢承認是自己主動扮包公,騙說只是 "片面應美國之請求". 故事曲折離奇,荒腔走板,若說司法純粹,很難取信於人.</text:span></text:p>
      <text:p text:style-name="P3"><text:span text:style-name="T1">過些日子,等我比較不忙,等我心臟檢查正常夠強壯,很想來寫一篇報告談美國女兵的悲慘遭遇. 為了打形象牌,為了淡化侵伊戰爭之殘酷,美國刻意起用大量女兵投入戰場.</text:span></text:p>
      <text:p text:style-name="P3"><text:span text:style-name="T1">但諸多可怕虐囚案件,卻是出自女兵之手. 不是有一個給伊拉克俘虜身上塗滿大便,拿他當狗來溜,而且命令俘虜全裸互相猥褻,還叫他們扮演上帝上十字架,然後在他們身上通電...等等.</text:span></text:p>
      <text:p text:style-name="P3"><text:span text:style-name="T1">這位女兵才被關沒幾天,日前已被假釋,而且還對外爆料說,類似虐囚只是冰山一角,而且是系統性地由上而下的一種政策或命令,而非個案,若無背後最高長官即倫斯斐及布希錢尼等人的支持,士兵個人哪來大量虐囚的機會與膽量.</text:span></text:p>
      <text:p text:style-name="P3"><text:span text:style-name="T1">她還說,她手上還有八百多張更勁爆的虐囚照片未曝光,美國官方不希望這些照片被公諸於世.</text:span></text:p>
      <text:p text:style-name="P3"><text:span text:style-name="T1">簡單說,一場侵略之殘酷與否,與性別無關. 但殘酷之中,卻顯然有著性別因素.</text:span></text:p>
      <text:p text:style-name="P3"><text:span text:style-name="T1">據美國國防部的一些解密或非祕密文件顯示,至少三成以上的女兵在軍隊中遭受不只一次甚至是例行性的強暴,所謂例行性就是藉著軍階強迫下屬長期充當眾人或個人之性玩物.七成以上有過包括強暴在內的身體性侵犯,九成以上有過不同等級與形式的性騷擾.</text:span></text:p>
      <text:p text:style-name="P3"><text:span text:style-name="T1">經過通報調查而且登記有案的美國女兵被同袍強暴案,長年以來至今年六月為止,已累積高達兩萬九千多件. 美國國防部研判,真實案例至少是通報案例的五至十倍以上,也就是15至30萬件.</text:span></text:p>
      <text:p text:style-name="P3"><text:span text:style-name="T1">更令人難以置信的是,絕大部份案子都不了了之,或頂多只是行政處分,比如降級或易服軍中勞役,而很少有人真的被抓去坐牢. 但美國國會仍煞有介事地成立委員會監督,可笑的是這個委員會卻很少開會,只是徒具形式.</text:span></text:p>
      <text:p text:style-name="P3"><text:span text:style-name="T1">一般軍中女兵被強暴都已如此普遍,更何況是派駐在戰場上的女兵. 連對自己軍中同袍都如此大量而普遍地強姦,更何況是對敵人.</text:span></text:p>
      <text:p text:style-name="P3"><text:span text:style-name="T1">你由此也能想像美軍在伊拉克或阿富汗是如何對待所謂敵人之妻女;而且,就算一旦東窗事發,你也不要以為美國司法當局真的會把這一切姦殺擄掠當一回事. 因為如果他們真的要當一回事來論罪,恐怕絕大部份美軍及整個美國政府相關官員都得關進牢裏或送上斷頭台.</text:span></text:p>
      <text:p text:style-name="P3"><text:span text:style-name="T1">侵伊戰爭爆發不久之後,有一天,我突然接到一封不明西方人士寫來的 email,回信過去,信件旋即被退回,對方信箱不能用了. 這個神祕人士寄來一張在我當時看來極為駭人的照片(後來看則根本一點也不算什麼了),照片是從一輛美軍軍用卡車後門拍攝,車中兩側則是一些被以極不自然的姿勢給集體五花大綁而且頭罩黑布的伊拉克囚犯.</text:span></text:p>
      <text:p text:style-name="P3"><text:span text:style-name="T1">美國不是人權大國嗎? 怎麼可能這樣子虐待犯人? 於是我收到照片之後也不太敢相信這照片是真的,更無從證實這是美軍與伊拉克俘虜.</text:span></text:p>
      <text:p text:style-name="P3"><text:span text:style-name="T1">幾個月後,各種虐囚案因為窩裏反而陸續被揭發,在媒體上公佈的諸多照片中,我看到我早在幾個月前就已經收到的那張照片.我完全想不透怎麼會有人寄這東西給我,畢竟我不是個爆料者,若非事證確鑿而普遍,我不會而且也沒那個能力率先去揭露任何一個問題.我談的都只是一種存在已久而且氾濫成災的問題,就比方說美國女兵長久以來普遍遭受同袍性侵卻無計可施無人救援法律不聞不問的問題,或是美軍長期在他人國土姦殺擄掠無惡不作的問題.</text:span></text:p>
      <text:p text:style-name="P3"><text:span text:style-name="T1">一般人對此漠然,倒也罷了,但若裝模作樣地在波蘭斯基的案子上講什麼法律的神聖尊嚴或是講什麼保護兒童,那真的是無情而可恥,卑鄙齷齪到極點.</text:span></text:p>
      <text:p text:style-name="P3"><text:span text:style-name="T1">我們平常看一個人是什麼樣的人,絕不是看他幹過什麼好事,也不是看他有無前科,而是看他面對各種人事物的態度,從這些或許乍看之下微不足道的各種態度中,你才有可能清楚看見一個人的 "心",清楚看見一個人的心機與人品之潔淨憐憫或陰沉狡詐.</text:span></text:p>
      <text:p text:style-name="P3"><text:span text:style-name="T1">陳真 2009 10 21</text:span><text:span text:style-name="T3"><text:line-break/></text:span><text:span text:style-name="T1">===================</text:span><text:span text:style-name="T3"><text:line-break/></text:span><text:span text:style-name="T1">Roman Polanski may agree to face US justice, says lawyer</text:span></text:p>
      <text:p text:style-name="P3"><text:span text:style-name="T1">Guardian</text:span></text:p>
      <text:p text:style-name="P3"><text:span text:style-name="T1">Wednesday 21 October 2009</text:span></text:p>
      <text:p text:style-name="P3"><text:span text:style-name="T1">Director 'could choose' US return to avoid protracted extradition, as emails show Swiss asked America if it wanted him arrested--not the other way round.</text:span></text:p>
      <text:p text:style-name="P3"><text:span text:style-name="T1">===============</text:span></text:p>
      <text:p text:style-name="P3"><text:span text:style-name="T1">瑞士被揭主動報波蘭斯基行蹤</text:span></text:p>
      <text:p text:style-name="P3"><text:span text:style-name="T1">路透社/美聯社2009-10-22</text:span></text:p>
      <text:p text:style-name="P3"><text:span text:style-name="T1">【明報專訊】瑞士與美國政府的電郵文件顯示，金像導演波蘭斯基（Roman Polanski）在瑞士被捕前，瑞士政府曾主動向美方通報他的行蹤，並詢問是否需要拘捕他。今次拘捕行動被一些人指帶政治動機，新曝光的文件加深了他們的質疑，但瑞士當局強調，它們屬處理外國通緝犯的正常程序。</text:span></text:p>
      <text:p text:style-name="P3"><text:span text:style-name="T1">美聯社透過資訊自由法取得的文件顯示，瑞士在今年9月22日，向美國國際事務處發緊急傳真，指波蘭斯基即將到蘇黎世出席影展。波蘭斯基因在31年前強姦一名未成年少女而被美國通緝，美國國際事務處把瑞士的通知傳達給負責有關案件的洛杉磯檢察部門，後者立即向美國司法部申請拘捕令。同月26日，波蘭斯基一抵達瑞士，即被拘捕。</text:span></text:p>
      <text:p text:style-name="P3"><text:span text:style-name="T1">瑞士政府強調，有關文件只顯示瑞士警方發現外國通緝犯在瑞士出現時的正常程序。司法部發言人表示﹕「拘捕是一項大行動，我們需要知道到底通緝令是否仍有效……美方即時確認了案件仍然有效。」</text:span></text:p>
      <text:p text:style-name="P3"><text:span text:style-name="T1">但瑞士一些政客與評論員一直質疑，76歲的波蘭斯基過往經常自由進出瑞士，為何當局這次突然拘捕他。有評論更認為，瑞士政府是用波蘭斯基換華府放瑞銀一馬。瑞銀早前因涉嫌包庇大批美國人逃稅，被美國司法部勒令交出其美國客戶的資料。</text:span></text:p>
      <text:p text:style-name="P3"><text:span text:style-name="T1">律師﹕或主動回美受審</text:span></text:p>
      <text:p text:style-name="P3"><text:span text:style-name="T1">波蘭斯基的保釋申請，周二被瑞士法院駁回，法官指波蘭斯基在美國有潛逃的前科，有可能重施故技。路透社昨引述波蘭斯基的律師稱，波蘭斯基可能主動接受回美國受審，以避開漫長引渡過程。</text:span></text:p>
      <text:p text:style-name="P1"><text:span text:style-name="T1">陳真 | 2009.10.21 01:47 | </text:span><text:span text:style-name="T2">#</text:span></text:p>
      <text:p text:style-name="P2"><text:span text:style-name="T1">我一直認為,批評政客是很自我貶低的,政客只需唾棄而根本不值得批評,特別是一些小政客,例如蔡英文羅文嘉或一些過去根本連聽都沒聽過的比方說王定宇或蔡什麼郎高志鵬等等,我連提起他們的名字都會感到一種窩囊. 這樣一些人毫無意義絲毫不值得聆聽的一言一行,卻成為台灣社會每天的 "重要新聞".</text:span></text:p>
      <text:p text:style-name="P2"><text:span text:style-name="T1">政客不值得罵,就好像詐騙集團不值得罵一樣,詐騙集團只需繩之以法而根本不值得批評,政客也一樣. 僕人惡搞就是開除,斷然沒有主人每天還熱烈批評討論僕人的一言一行之理. 一個社會不應該墮落低能到每天去探究哪個詐騙成員今天說了一些什麼話發表了一些什麼看法,然後為這樣一些屁話鳥話爭論不休.</text:span></text:p>
      <text:p text:style-name="P2"><text:span text:style-name="T1">詐騙集團及其成員只能被當成一種 "現象" 來理解,重點不是這些人本身,重點是為何騙徒竟能長期橫行無阻? 該被批評的是受騙者而不是騙子,因為如此拙劣且每天不斷重覆的謊言與騙術,如果許多人仍然持續被騙,而且被騙了錢還幫人數鈔票,那就只能怪受騙者本身究竟是智能上出了什麼問題.</text:span></text:p>
      <text:p text:style-name="P2"><text:span text:style-name="T1">我只有一個戶頭裏頭有錢,但我就已經覺得很麻煩,繳水電費換密碼或各種費用轉帳支票存入等等,挺麻煩的.</text:span></text:p>
      <text:p text:style-name="P2"><text:span text:style-name="T1">一點錢,一個戶頭,土地銀行就在隔避,辦起事來就這麼麻煩,那扁家該怎辦? 扁家遍佈三大州五大洋的的眾多戶頭或各種洗錢公司及人頭外加保險箱金庫等等等,究竟有幾十個或幾百個,至今沒有人能搞得清楚.</text:span></text:p>
      <text:p text:style-name="P2"><text:span text:style-name="T1">換句話說,一個政客,貪污了上百億,犯下無數案子,他每天幾乎一睜開眼一直到上床睡覺,無時無刻就是在想辦法如何搞錢,才有可能處理這麼龐雜的撈錢及洗錢作業. 這樣一個人理應遭受各方譴責與唾棄,但事實上卻剛好相反,不信你去公開場合大聲批評阿扁試試,馬上會遭來一頓揍. . 你寫文章批評一下, 往往馬上就會有各種攻擊、抹黑與騷擾, 逼你噤聲.</text:span></text:p>
      <text:p text:style-name="P2"><text:span text:style-name="T1">一個混蛋,不管你犯下什麼錯,你的支持者都無所謂,只要你不斷喊愛台灣不斷罵中國人,你照樣是個英雄! 一個黨,普遍有這樣一些支持者,你大概也就很難指望這個黨能夠有一些什麼反省與改變.</text:span></text:p>
      <text:p text:style-name="P1"><text:span text:style-name="T1">陳真 | 2009.10.20 21:53 | </text:span><text:span text:style-name="T2">#</text:span></text:p>
      <text:p text:style-name="P3"><text:span text:style-name="T1">回國之前,我不知道什麼是詐騙集團,只知道好像每個台灣人都經常會接到各種稀奇古怪的電話,是騙徒集團打來想騙你的錢. 回國後才親身體驗,比方騙你說你的存摺被盜用做為人頭,由騙徒冒充的 "警方" 或 "檢察官" 會打電話來叫你要立刻轉帳,叫你把錢立即轉到檢調單位的某個安全帳戶,以免觸法或損失,其實所謂安全帳戶就是歹徒的帳戶.</text:span></text:p>
      <text:p text:style-name="P3"><text:span text:style-name="T1">大概每個台灣人都有這樣的一些詐騙經驗,可是,這些騙子集團算什麼呢? 跟民進黨比起來,全是小CASE.</text:span></text:p>
      <text:p text:style-name="P3"><text:span text:style-name="T1">當扁及其一夥同黨,用各種匪夷所思的手段,完全不顧吃相地污了至少數十億並涉及幾十個大案子之後,或許人們再回頭看所謂319槍擊案,就不會太訝異這個台灣最大的詐騙集團之騙術無奇不有了.</text:span></text:p>
      <text:p text:style-name="P3"><text:span text:style-name="T1">明明子彈不在體內,而是在夾克裏,卻故意含混其辭地說子彈在阿扁 "身上",讓人以為子彈貫穿體內.</text:span></text:p>
      <text:p text:style-name="P3"><text:span text:style-name="T1">而且,就算密醫,也不至於荒唐到要拍X光看體內有無子彈碎片時竟然是穿著夾克照X光.</text:span></text:p>
      <text:p text:style-name="P3"><text:span text:style-name="T1">好吧,就算真的有白癡是這樣子當醫生,當你搞了烏龍,發現子彈是在夾克裏而不是在體內時,你怎麼可能還會故意公佈這樣一張烏龍X光片,讓一般人在投票前夕,透過這樣一張顯然存心捏造的X光片,誤以為子彈真的就是貫穿身體留在阿扁體內.然後,再由扁的一夥同黨如羅文嘉邱義仁蘇貞昌等人,接續演出台灣之子 "為台灣擋子彈" 命在旦夕的大悲劇.</text:span></text:p>
      <text:p text:style-name="P3"><text:span text:style-name="T1">三一九是民進黨自導自演,就好像三十年前的美麗事件是國民黨自導自演一樣.從一般常理,從無數的破綻及造假,從無數的政治操作及事後抵死抗拒調查,從兩位相關人證莫名其妙橫死,就能論斷.</text:span></text:p>
      <text:p text:style-name="P3"><text:span text:style-name="T1">過去國民黨找流氓打警察,然後嫁禍黨外,這用常理推斷也知道,在那個戒嚴年代,上街示威遊行是可以判死刑的,若真要武裝造反,怎麼只會用幾根木棍去打警察然後出門前還打電話回家給太太說我晚上會回家吃飯喔.</text:span></text:p>
      <text:p text:style-name="P3"><text:span text:style-name="T1">美麗島事件迄今真相未明,傳說是最近死在大陸的南霸天王玉雲(當時的國民黨籍高雄市長)配合情治單位找流氓來打警察;事實真相究竟如何,不得而知.</text:span></text:p>
      <text:p text:style-name="P3"><text:span text:style-name="T1">不過,所謂真相不明,指的是技術上究竟怎麼搞的這部份未明,至於美麗島事件元凶是誰,林宅血案元凶是誰,卻是一清二楚,就是國民黨.</text:span></text:p>
      <text:p text:style-name="P3"><text:span text:style-name="T1">同樣地,三一九槍擊案真相未明,指的也只是民進黨這個詐騙集團究竟是怎麼個詐騙法這部份仍不清楚,倒不是說三一九是否真是一樁暗殺事件仍有疑義. 它就是自導自演,毫無疑問;只是技術上究竟是如何弄的,這部份細節仍不清楚.</text:span></text:p>
      <text:p text:style-name="P3"><text:span text:style-name="T1">上個世紀的台灣社會,並沒有什麼詐騙集團,頂多是偶而發生幾件詐欺案,但現在詐騙集團卻遍佈兩岸,成為一種生活常態. 在過去,最會說謊造謠的就是國民黨,但自從大約2000年民進黨上台之後,騙王稱號就由藍轉綠了.</text:span></text:p>
      <text:p text:style-name="P3"><text:span text:style-name="T1">你看這十年來的民進黨,究竟有沒有一句話是可信的? 沒有! 毫無公信力,不管大大小小的事,除了造假還是造假,除了抹黑還是抹黑,除了說謊還是說謊. 民進黨的話如果能聽,大便都能吃了. 而當初力挺大騙子阿扁,至今仍然力挺民進黨的林義雄,卻竟然一直打著 "誠信立國" 的號召,這就好像妓院門前掛了個貞節牌坊,未免太離譜.</text:span></text:p>
      <text:p text:style-name="P3"><text:span text:style-name="T1">這個黨, 平常就是不斷指控或捏造或扭曲一些根本子虛烏有或誇大其詞的事, 比方說什麼馬英九是同性戀, 說他跟哪個黑人同志做愛被偷拍, 比方說什麼周美青是小偷, 什麼她幾十年前在圖書館偷拿了一份報紙. 就算退一萬億步來說, 假設她真的有偷拿圖書館一份報紙好了, 如果這就要讓民進黨唾棄成 “小偷”, 並#鳴鼓而攻之, 那麼阿扁污了上百億, 誣指周美青的金恆煒, 以及他近年來才開始捍衛的民進黨, 卻把阿扁說成是為台灣人民揹十字架的民族英雄.</text:span></text:p>
      <text:p text:style-name="P3"><text:span text:style-name="T1">每次一到選舉, 更是瘋狂, 除了抹黑就是抹黑, 除了造謠說謊就是造謠說謊. 更可怕的是, 這個黨以及他的支持者們, 根本不覺得說謊造謠抹黑是可恥的, 只要能贏, 只要能傷害對手, 任何手段都可以得到歡呼與掌聲.</text:span></text:p>
      <text:p text:style-name="P3"><text:span text:style-name="T1">林義雄本身不會騙人,但這並不表示他不會站在詐騙集團那一邊. 任何人要站在哪一邊都是他家的事,問題是,不要侮辱我們的智商,不要推薦一個以詐騙為業的老千集團,然後卻告訴我們說這是一個誠信至上的偉大政黨.</text:span></text:p>
      <text:p text:style-name="P3"><text:span text:style-name="T1">二十幾年前,當我還跟著阿扁到處選舉跑場時,我就親眼見識過兩場騙局,阿扁出來選台南縣長,一場好像是在新營,一場是在永康,跟三一九一樣,同樣是發生在投票前一天,阿扁突然說被國民黨在食物或飲水中下毒,但勇敢的阿扁依然坐著救護車躺在擔架上,被抬進萬頭鑽動群情沸騰的群眾會場或政見發表會場,彷彿不久於人世般,用著僅存的微弱氣息指控萬惡的國民黨.</text:span></text:p>
      <text:p text:style-name="P3"><text:span text:style-name="T1">當時我就心生懷疑,以國民黨當年的氣勢,阿扁根本選不上,一個穩操勝券者,何必去給一個註定要落敗的對手下毒或下瀉藥呢? 就跟三一九一樣,一組各方看好將會勝選的候選人,何必叫殺手用火藥刻意減半不會致命之子彈去傷害遠遠落後的對手好讓對方獲得同情票而翻盤呢? 世界上會有這麼笨的人嗎? 當你考一百分,你會去給一個考五十分的同學下毒好讓他無法參加考試嗎? 有必要嗎?</text:span></text:p>
      <text:p text:style-name="P3"><text:span text:style-name="T1">但是,同樣的詐騙手法,阿扁在黨外時期就至少幹了兩次,明明可以自己走路,明明體能正常毫無異樣,但是一到了群眾會場卻變得氣如游絲,只能用救護車接送,只能躺在擔架上,並且悲壯而"勇敢" 地向支持者喊話說: 不怕關不怕毒不怕殺的阿扁永遠不會倒下去!</text:span></text:p>
      <text:p text:style-name="P3"><text:span text:style-name="T1">經過了這次所謂下毒事件,我雖半信半疑,但仍支持阿扁,畢竟國民黨長年以來惡行罄竹難書.</text:span></text:p>
      <text:p text:style-name="P3"><text:span text:style-name="T1">第三次感覺被騙就是扁嫂的車禍,黨外硬說是政治車禍,硬說是謀殺,可是,當時阿扁縣長選舉剛落敗,獲勝者有什麼理由還要派人去殺你或殺你太太呢?</text:span></text:p>
      <text:p text:style-name="P3"><text:span text:style-name="T1">但是,當時我們還是相信這是國民黨要對阿扁 "趕盡殺絕",因此,我們幾個黨外人士依然在高雄幫阿扁發起所謂 "一人一元輪椅行軍" 運動,為阿扁慕款.</text:span></text:p>
      <text:p text:style-name="P3"><text:span text:style-name="T1">當時,阿扁正因蓬萊島毀謗案即將入獄,入獄前幾周,發起全島入監惜別會,我記得那時群眾幾乎要沸騰,當台上宣佈要募款時,台下群眾瘋狂激烈到錢是用扔的,扔到台上,把身上的錢都扔出去,扔到讓台上主持人喊說 "別扔了,別扔了,再扔就要扔死人了",因為有些人不但扔鈔票,連硬幣也往前扔到台上.</text:span></text:p>
      <text:p text:style-name="P3"><text:span text:style-name="T1">阿扁入獄後,怕他無聊,我幾次寄書寄卡片到牢裏給他,而且還在黨外雜誌上公開寫說我願意替阿扁坐牢.</text:span></text:p>
      <text:p text:style-name="P3"><text:span text:style-name="T1">可是,阿扁出獄後有一天,我卻聽幾位美麗島事件的 "大老" 說,扁嫂的車禍根本與政治無關,純屬瞎掰. 我很驚訝,難道那一切所謂證詞證物或所謂疑點全屬無中生有?</text:span></text:p>
      <text:p text:style-name="P3"><text:span text:style-name="T1">我於是跑去找一些在該車禍事件中直接參與的核心人士,詢問真相,比方說後來被阿扁提拔擔任行政院長的張俊雄,他親口跟我說,那的確不像是個政治車禍謀殺事件,黨外一些所謂疑點,也都只是謠言而不是事實.</text:span></text:p>
      <text:p text:style-name="P3"><text:span text:style-name="T1">我這才知道自己被阿扁給耍了,後來很快地在黨外政治圈中,大概沒有人會再相信什麼政治車禍謀殺的鬼話了,但民進黨這些人有點人格分裂,他們明明知道這與政治無關,明明知道車禍肇事者本人甚至是個黨外支持者,明明知道這只是一樁單純車禍意外事件而根本不是什麼謀殺,明明知道肇事者的戶頭也根本沒有突然存入鉅款三百萬等等這些事,但每次一到選舉,民進黨人照樣把這樣一些什麼為台灣犧牲為台灣坐輪椅為台灣被車撞為台灣被國民黨謀殺沒死的鐵漢柔情的鬼話拿出來騙選票. 這就是民進黨,這就是林義雄所謂的誠信立國!</text:span></text:p>
      <text:p text:style-name="P3"><text:span text:style-name="T1">平常大家都很痛恨無所不在的詐騙集團,但可悲的是,很多人卻似乎心甘情願被民進黨這樣一個騙術花樣百出無所不用其極的最大詐騙集團給繼續騙下去.</text:span></text:p>
      <text:p text:style-name="P3"><text:span text:style-name="T1">陳真</text:span><text:span text:style-name="T3"><text:line-break/></text:span><text:span text:style-name="T1">=============</text:span></text:p>
      <text:p text:style-name="P3"><text:span text:style-name="T1">老天長眼（陳文茜）</text:span></text:p>
      <text:p text:style-name="P3"><text:span text:style-name="T1">2009年10月17日蘋果日報</text:span></text:p>
      <text:p text:style-name="P3"><text:span text:style-name="T1">陳聰明在立法院表明319槍擊案，特偵組密訪多位秘密證人，發現槍枝來源與原始刑事局調查報告有所出入。這對追蹤319真相的人，一點都不是新聞。</text:span></text:p>
      <text:p text:style-name="P3"><text:span text:style-name="T1">2006年319兩周年後，我與趙少康先生共同在台北市敦化南路一家咖啡廳見了唐守義弟弟。當時唐守義已留滯大陸，他的弟弟給了我們幾份資料說明；第一，唐守義雖為槍枝製造重罪犯，依法被逮捕後本絕無釋放機會，但刑事局卻例外縱放他；第二，2004年319之後侯友宜領導的刑事局與台南地檢署宣布他們找到了319槍枝，製造者為唐守義，319兇手雖「畏罪自殺」，但槍找到了，以槍尋人，319宣告破案；第三，唐守義於筆錄中承認319槍是他製造，之後即合法大方於小港機場正式出境；第四，等事後319案數度開庭傳喚未到，檢方才向唐守義發布通緝。唐守義的弟弟說，刑事局高層有人為求破案，於牢裡與他哥哥交換條件，認了319放他出國，並叫他不要回來。</text:span></text:p>
      <text:p text:style-name="P3"><text:span text:style-name="T1">槍枝子彈疑點重重</text:span></text:p>
      <text:p text:style-name="P3"><text:span text:style-name="T1">數月之後，某電視台公布了唐守義光碟，當時紅衫軍已起，319已非政治重點，唐守義隔海爆料319真相並未引發太多關注。唐守義提出了幾個科學數字，駁斥南檢；他的槍管只有9.0厘米寬，怎麼打得出9.1厘米子彈？唐守義並表示319現場兩顆子彈，都不是他的槍管原配備的子彈。</text:span></text:p>
      <text:p text:style-name="P3"><text:span text:style-name="T1">319發展至今，陳聰明似乎說了驚天動地的事；但對我來說都是2004至2006年早已聽聞之事。一槍兩彈，以呂扁受傷時間與距離計算，世界神槍手也打不出來；此點2004年陳笏將軍等在洛杉磯彈道現場已測試實驗，報告並交給李昌鈺。陳水扁號稱中彈後送醫院，臉上卻無任何痛苦表情；奇美醫院在319後公布急診室監視器畫面，陳水扁走的非抬進醫院，他與旁人表情正常說話，左手摸右手腕，看起來比較像手腕有點癢，不像腹部有巨痛槍彈傷口。奇美出示當日就醫紀錄，扁下午已治療結束；當晚10時整點羅文嘉卻拿著「子彈在總統身上」之X光片在記者會上痛哭，「總統命在旦夕」！12點蘇貞昌等再率眾痛心呼喊，「總統保命」。</text:span></text:p>
      <text:p text:style-name="P3"><text:span text:style-name="T3"><text:line-break/></text:span><text:span text:style-name="T1">膜拜權勢的人太多</text:span></text:p>
      <text:p text:style-name="P3"><text:span text:style-name="T1">319之後五年，隨著時間慢慢沉澱，尤其權力易手，多數人愈來愈明白，當年是選舉操縱。民進黨大老與幹部私下再也不太為319義正辭嚴，但多少仍嘴硬認為「贏的策略本來就有多種」。誰叫笨的人要被騙？至於陳義雄因此案丟了性命，以及槍枝子彈破綻百出，小人物的「人權」本不是綠營「正義」；除了王清峰等外，沒有太多人願意為陳義雄說話。</text:span></text:p>
      <text:p text:style-name="P3"><text:span text:style-name="T1">我關心的是如果台灣再有類似319事件，事情會不會不一樣？坦白說，我的答案很悲觀。319事件台灣社會所以是非不明，不只是陳水扁太壞，而是台灣膜拜權勢的人太多。辦案的不求公正，媒體報導者不求真相；如果不是今日扁已倒台，我很難相信319會有真相。不客氣的說現在打開電視批評阿扁及319的，五年前有八成都是擁護陳水扁的。</text:span></text:p>
      <text:p text:style-name="P3"><text:span text:style-name="T1">雖然歷史回顧起來如此令人氣餒，但冥冥之中也有公正性。319事件中焦點人物，陳水扁坐牢，微笑邱義仁落魄種田，黃芳彥逃亡美國。人生或有不平，但老天還是長眼。</text:span><text:span text:style-name="T3"><text:line-break/></text:span></text:p>
      <text:p text:style-name="P1"><text:span text:style-name="T1">陳真 | 2009.10.17 06:46 | </text:span><text:span text:style-name="T2">#</text:span></text:p>
      <text:p text:style-name="P2"><text:span text:style-name="T1">聯合國通過決議,支持一份譴責以巴雙方的人權報告. 表決過程中,美國仍然維持過去一貫的維護以色列立場而投下反對票.</text:span></text:p>
      <text:p text:style-name="P2"><text:span text:style-name="T1">陳真</text:span></text:p>
      <text:p text:style-name="P2"><text:span text:style-name="T1">==============</text:span><text:span text:style-name="T3"><text:line-break/></text:span><text:span text:style-name="T1">UN支持譴責加沙戰爭罪報告</text:span></text:p>
      <text:p text:style-name="P2"><text:span text:style-name="T1">BBC中文網</text:span><text:span text:style-name="T3"><text:line-break/></text:span><text:span text:style-name="T1">2009年 10月 16日</text:span></text:p>
      <text:p text:style-name="P2"><text:span text:style-name="T1">戈德斯通報告指責巴以都犯有戰爭罪行</text:span></text:p>
      <text:p text:style-name="P2"><text:span text:style-name="T1">聯合國人權理事會通過決議，對譴責以色列和巴勒斯坦哈馬斯戰爭罪行的一份報告表示支持。</text:span></text:p>
      <text:p text:style-name="P2"><text:span text:style-name="T1">有關的報告是由南非法官戈德斯通撰寫的，涉及去年年底至今年初以色列對加沙地帶發動的22天軍事行動。</text:span></text:p>
      <text:p text:style-name="P2"><text:span text:style-name="T1">戈德斯通報告要求以色列和哈馬斯雙方都就這場戰爭展開切實的調查，否則將受到國際戰爭罪法庭的起訴。</text:span></text:p>
      <text:p text:style-name="P2"><text:span text:style-name="T1">但是，聯合國人權理事會投票通過的決議並不僅僅涉及戈德斯通報告，而且也包括了巴勒斯坦單獨譴責以色列的決議。</text:span></text:p>
      <text:p text:style-name="P2"><text:span text:style-name="T1">分歧</text:span></text:p>
      <text:p text:style-name="P2"><text:span text:style-name="T1">美國和以色列都反對通過這項決議，反對正式批准戈德斯通報告，形容這會損害中東和平進程的希望。</text:span></text:p>
      <text:p text:style-name="P2"><text:span text:style-name="T1">包括俄羅斯和中國在內的25個聯合國人權理事會成員國投票支持這項決議，而包括美國在內的6個國家投票反對，另外英國等16國決定棄權或拒絕投票。</text:span></text:p>
      <text:p text:style-name="P2"><text:span text:style-name="T1">人權組織表示，以色列在去年底至今年初對加沙地帶發動的攻擊造成大約1400名巴勒斯坦人死亡。但是以色列說，巴勒斯坦死亡人數為1166人。</text:span></text:p>
      <text:p text:style-name="P2"><text:span text:style-name="T1">衝突中有13名以色列人死亡，其中包括3名平民。</text:span></text:p>
      <text:p text:style-name="P2"><text:span text:style-name="T1">=================</text:span><text:span text:style-name="T3"><text:line-break/></text:span><text:span text:style-name="T1">UN backs Gaza war crimes report</text:span></text:p>
      <text:p text:style-name="P2"><text:span text:style-name="T1">Friday, October 16, 2009</text:span><text:span text:style-name="T3"><text:line-break/></text:span><text:span text:style-name="T1">21:32 Mecca time, 18:32 GMT</text:span><text:span text:style-name="T3"><text:line-break/></text:span><text:span text:style-name="T1">Source: Al Jazeera</text:span><text:span text:style-name="T3"><text:line-break/><text:line-break/></text:span><text:span text:style-name="T1">The UN human rights council has endorsed the Goldstone report on Israel's war on Gaza, which accuses the military of using disproportionate force as well as laying charges of war crimes on Israeli occupation forces and Hamas.</text:span></text:p>
      <text:p text:style-name="P2"><text:span text:style-name="T1">The council's resolution adopting the report was passed in Geneva by 25 votes to six with 11 countries abstaining and five declining to vote.</text:span></text:p>
      <text:p text:style-name="P2"><text:span text:style-name="T1">The inquiry, lead by Justice Richard Goldstone, calls on Ban Ki-moon, the UN secretary-general, to monitor whether Israel and Hamas conduct credible investigations into the conflict which took place last winter.</text:span></text:p>
      <text:p text:style-name="P2"><text:span text:style-name="T1">Should the two sides fail to do so, it calls on the UN Security Council to refer the allegations to the International Criminal Court.</text:span></text:p>
      <text:p text:style-name="P2"><text:span text:style-name="T1">Hamas 'thankful'</text:span></text:p>
      <text:p text:style-name="P2"><text:span text:style-name="T1">The Palestinian Authority had initially agreed to defer a vote on the UN-sanctioned report, but later backtracked under domestic criticism.</text:span></text:p>
      <text:p text:style-name="P2"><text:span text:style-name="T1">Goldstone report vote</text:span></text:p>
      <text:p text:style-name="P2"><text:span text:style-name="T1">For: A r g e n t i n a, Brazil, China, Russia, Bahrain, Bangladesh, Bolivia, Chile, Cuba, Djbouti, Egypt, Ghana, India, Indonesia, Jordan, Mauritius, Nicaragua, Nigeria, Pakistan, Philippines, Qatar, Saudi Arabia, Senegal, South Africa and Zambia</text:span></text:p>
      <text:p text:style-name="P2"><text:span text:style-name="T1">Against: US, Hungary, Italy, Netherlands, Slovakia and Ukraine</text:span></text:p>
      <text:p text:style-name="P2"><text:span text:style-name="T1">Abstentions: Belgium, Bosnia, Burkina-Faso, Cameroon, Gabon, Japan, Mexico, Norway, South Korea, Slovenia and Uruguay</text:span></text:p>
      <text:p text:style-name="P2"><text:span text:style-name="T1">No vote: UK, France, Madagascar, Kyrgyzstan and Angola</text:span><text:span text:style-name="T3"><text:line-break/><text:line-break/></text:span><text:span text:style-name="T1">The United States and Israel were among those countries which voted against the resolution.</text:span></text:p>
      <text:p text:style-name="P2"><text:span text:style-name="T1">Mike Hanna, Al Jazeera's correspondent in Geneva, said the vote was a "very strong victory" for the supporters of the resolution, but that the large number of abstentions was also "very significant".</text:span></text:p>
      <text:p text:style-name="P2"><text:span text:style-name="T1">Mousa Abu Marzook, the deputy chairman of the Hamas political bureau in Damascus, Syria, told Al Jazeera: "We thank our people, all those who support to submit again this report to the human rights committee and all the countries who voted for the report.</text:span></text:p>
      <text:p text:style-name="P2"><text:span text:style-name="T1">"I think if the Palestinian Authority didn't withdraw this report it will be more efficient and the result will be stronger than the resolution.</text:span><text:span text:style-name="T3"><text:line-break/><text:line-break/></text:span><text:span text:style-name="T1">"We will co-operate with this report and we will establish a new committee to investigate.</text:span></text:p>
      <text:p text:style-name="P2"><text:span text:style-name="T1">"Right now, there is no talking with Fatah, but during the dialogue between Fatah and Hamas in Egypt, within a few weeks, we are going to talk about reconciliation and, of course, this kind of subject we are going to talk about."</text:span></text:p>
      <text:p text:style-name="P2"><text:span text:style-name="T1">Israel condemned</text:span></text:p>
      <text:p text:style-name="P2"><text:span text:style-name="T1">In addition to endorsing the report, the resolution "strongly condemns all policies and measures taken by Israel, the occupying power, including those limiting access of Palestinians to their properties and holy sites".</text:span></text:p>
      <text:p text:style-name="P2"><text:span text:style-name="T1">It also calls on Israel to stop digging and excavation work around the al-Aqsa mosque in occupied East Jerusalem as well as other Islamic and Christian religious sites.</text:span></text:p>
      <text:p text:style-name="P2"><text:span text:style-name="T1">Israel rejected the charges saying the resolution – drafted by the Palestinians with Egypt, Nigeria, Pakistan and Tunisia, on behalf of non-aligned, African, Islamic and Arab nations – threatened peace efforts.</text:span></text:p>
      <text:p text:style-name="P2"><text:span text:style-name="T1">A statement from the Israeli foreign ministry said: "The adoption of this resolution by the UNHRC impairs both the effort to protect human rights in accordance with international law and the effort to promote peace in Middle East".</text:span></text:p>
      <text:p text:style-name="P2"><text:span text:style-name="T1">Sherine Tadros, Al Jazeera's correspondent in Jerusalem, said: "Israeli officials we spoke to said that in their opinion most of those states that voted in favour of the resolution did so, not out of conviction, but really for their own domestic reasons - to cover up their own human rights violations.</text:span></text:p>
      <text:p text:style-name="P2"><text:span text:style-name="T1">"Whereas democratic states didn't favour the resolution, either they didn't vote or they abstained or they voted no.</text:span></text:p>
      <text:p text:style-name="P2"><text:span text:style-name="T1">"This has really been Israel's line of defence from the beginning of this process - to try to discredit the Goldstone mission and the resolution by discrediting the human rights council itself.</text:span></text:p>
      <text:p text:style-name="P2"><text:span text:style-name="T1">"By saying that its members have always been overwhelmingly biased against Israel and really trying to land Israel in hot water whatever motion was in front of them," she said.</text:span></text:p>
      <text:p text:style-name="P2"><text:span text:style-name="T1">'Rights undermined'</text:span></text:p>
      <text:p text:style-name="P2"><text:span text:style-name="T1">The Goldstone report recommended that its conclusions be sent on to the International Criminal Court (ICC) prosecutor in The Hague if Israel and Hamas do not hold their own credible investigations into allegations of war crimes within six months.</text:span></text:p>
      <text:p text:style-name="P2"><text:span text:style-name="T1">FROM THE BLOGS</text:span><text:span text:style-name="T3"><text:line-break/></text:span><text:span text:style-name="T1">Reaction out of Gaza to yet another UN resolution</text:span><text:span text:style-name="T3"><text:line-break/></text:span><text:span text:style-name="T1">By Ayman Mohyeldin in The Middle East blog</text:span><text:span text:style-name="T3"><text:line-break/><text:line-break/></text:span><text:span text:style-name="T1">The report accused Israel of war crimes and crimes against humanity.</text:span></text:p>
      <text:p text:style-name="P2"><text:span text:style-name="T1">It also accused the Hamas movement, which has de facto control of Gaza, of war crime violations, but reserved most of its criticism for Israel.</text:span></text:p>
      <text:p text:style-name="P2"><text:span text:style-name="T1">Amr Hamzawy, a political scientist, told Al Jazeera: "The [endorsement] is a very positive step and indeed a victory for Palestinian-Arab diplomacy after the misery of the last two weeks.</text:span></text:p>
      <text:p text:style-name="P2"><text:span text:style-name="T1">"It definitely eats away at Israel's moral legitimacy which existed to an extent before the Lebanon and Gaza war.</text:span></text:p>
      <text:p text:style-name="P2"><text:span text:style-name="T1">"Israel is under extreme legal pressure internationally and morally, and they really have to account for what [happened] in Gaza during the war," he said.</text:span><text:span text:style-name="T3"><text:line-break/><text:line-break/></text:span><text:span text:style-name="T1">At least 1,400 Palestinians and 13 Israelis were killed during Israel's war on Gaza [EPA]</text:span><text:span text:style-name="T3"><text:line-break/></text:span><text:span text:style-name="T1">On Thursday, Navi Pillay, the UN human rights chief, endorsed the report, calling for "impartial, independent, prompt and effective investigations" into the alleged war crimes.</text:span></text:p>
      <text:p text:style-name="P2"><text:span text:style-name="T1">Pillay said: "A culture of impunity continues to prevail in the occupied territories and in Israel," Pillay said during the UN Human Rights Council's special debate session on the report on Thursday.</text:span></text:p>
      <text:p text:style-name="P2"><text:span text:style-name="T1">In her speech, Pillay cited concern about the restrictions on Palestinians wishing to enter al-Aqsa and expressed "dismay" about the Israeli blockade of Gaza that she said "severely undermines the rights and welfare of the population there".</text:span></text:p>
      <text:p text:style-name="P2"><text:span text:style-name="T1">On Thursday, Goldstone, a former South African judge, criticised the resolution, saying: "I hope that the council can modify the text."</text:span></text:p>
      <text:p text:style-name="P2"><text:span text:style-name="T1">About 1,400 Palestinians – the majority of them civilians - and 13 Israelis were killed during Israel's three-week war on Gaza, which had the stated aim of stopping rocket attacks by Palestinian fighters from the coastal territory.</text:span></text:p>
      <text:p text:style-name="P1"><text:span text:style-name="T1">陳真 | 2009.10.16 21:45 | </text:span><text:span text:style-name="T2">#</text:span></text:p>
      <text:p text:style-name="P3"><text:span text:style-name="T1">有些電影,藝術成就很高,卻很難推薦給一般人,比方說高達或蘇古諾夫的電影,但有些電影卻雅俗共賞,比如阿莫多瓦的 talk to her 或最近上映的瑞典片 let the right one in (台灣譯了個白癡片名叫 "血色入侵"), 務必攜帶眼淚瓶進場.</text:span></text:p>
      <text:p text:style-name="P3"><text:span text:style-name="T1">任何好片至少應看兩遍,畢竟一首動聽曲子總不會有人一生只聽一回就以為能欣賞,電影何嘗不也如此? 當然,如果有人看了這電影不滿意,可以找我退票. 但如果真有這種人,我會懷疑他是不是哪根筋不對勁.</text:span></text:p>
      <text:p text:style-name="P3"><text:span text:style-name="T1">昨天白天看了一遍,當天晚上忙完後又趕緊買票再看了一遍. 我若經費充足,這電影就算連看一百遍也不會膩.</text:span></text:p>
      <text:p text:style-name="P3"><text:span text:style-name="T1">這兩天打算去買原著瑞典小說之英文版來讀. 自從1997年出國念書後,一腳踏進學術界,除北島的詩之外,從此就再也不曾閱讀所謂閒書如小說散文雜文等,全都只在學術著作中打滾. 這電影卻讓我興起想閱讀其原著小說的念頭.</text:span></text:p>
      <text:p text:style-name="P3"><text:span text:style-name="T1">拜家裏開電影院之賜,從小看過無數吸血鬼的電影,比如六七零年代的 "月黑風高" 系列電影,或是科波拉的 "吸血鬼",總覺得自己是吸血鬼一族,白天窩在山洞裏,待月黑風高才出來走動,迎著月光,孤獨的身影,天地無邊無際地幹著一些彷彿命中註定的血肉事業.</text:span></text:p>
      <text:p text:style-name="P3"><text:span text:style-name="T1">吸血鬼非人非獸,卻比人還迷人,比獸還野蠻,既世故又單純,既剛且柔亦正亦邪總是最動人. 他活在人的空間,卻生存於另一個世界,在那世界中,沒有地心引力,卻有著沉重的生存與宿命. 跟有限的生命相比,他無所不能,連死亡都不存在,在無限時空中來去自如,卻無法跟一己命運說不. 於是他不得不自慚形穢. 這份自慚, 卻反倒讓他像個聖徒. 科波拉的吸血鬼對他心愛的人說: "妳所觸摸的是一具沒有生命的肉體",既非生,亦非死,浮塵般飄落生死之間.可是,世上聖徒不也如此? 哪個聖徒自身能擁有生命與榮耀? 唯獨在命運之前,擁有一段古老記憶悲歡.</text:span></text:p>
      <text:p text:style-name="P3"><text:span text:style-name="T1">吸血鬼本事大,三兩下就把那幾個欺負人的小混混頭顱手臂給扯斷,真是酷到不行,有這種女朋友還真不錯. 可她一方面勇猛非凡,一方面卻孤獨柔弱,我看她的房間跟我書房倒很像,凌亂破落,家徒四壁,毯子鋪在地上便是一張床,一個檯燈,一些自得其樂的小玩意,便是一生安身立命的小天地.</text:span></text:p>
      <text:p text:style-name="P3"><text:span text:style-name="T1">她說,她今年12歲,但她已經12歲 200年了. 200年的滄桑,夠宏大輝煌了吧,但宏大輝煌者也只不過祈求一種卑微的渴望,哪怕只是一個友善的眼神.</text:span></text:p>
      <text:p text:style-name="P3"><text:span text:style-name="T1">"Let the right man in" 原著作者說,這故事不外就是這樣幾句話:</text:span></text:p>
      <text:p text:style-name="P3"><text:span text:style-name="T1">"我可以進去嗎?"</text:span><text:span text:style-name="T3"><text:line-break/></text:span><text:span text:style-name="T1">"你得邀我進去才行..."</text:span><text:span text:style-name="T3"><text:line-break/></text:span><text:span text:style-name="T1">"請進!"</text:span></text:p>
      <text:p text:style-name="P3"><text:span text:style-name="T1">這三句真言倒深深說中流浪者的心坎.聽說吸血鬼也很內向,非經屋主邀請,不敢進入,否則將七孔流血而死. 此事非同小可,君勿辜負.雖然整天飛上飛下很厲害,但除非你真心邀請,否則她不敢來到你的世界,只能風中漂泊.</text:span></text:p>
      <text:p text:style-name="P3"><text:span text:style-name="T1">這讓我想到范光棣,我這輩子除了對不起母親,只對不起這樣一個朋友.不曾有人如此相信我,而我卻輕忽以待.</text:span></text:p>
      <text:p text:style-name="P3"><text:span text:style-name="T1">葉慈 (Yeats) 有這麼一首詩: "He wishes for the cloths of heaven" (尋找天堂的衣裳)</text:span></text:p>
      <text:p text:style-name="P3"><text:span text:style-name="T1">居浩然這麼翻譯:</text:span></text:p>
      <text:p text:style-name="P3"><text:span text:style-name="T1">如有天孫錦</text:span><text:span text:style-name="T3"><text:line-break/></text:span><text:span text:style-name="T1">願為君鋪地</text:span><text:span text:style-name="T3"><text:line-break/></text:span><text:span text:style-name="T1">鑲金復鑲銀</text:span><text:span text:style-name="T3"><text:line-break/></text:span><text:span text:style-name="T1">明暗日夜繼</text:span><text:span text:style-name="T3"><text:line-break/></text:span><text:span text:style-name="T1">家貧錦難求</text:span><text:span text:style-name="T3"><text:line-break/></text:span><text:span text:style-name="T1">唯有以夢替</text:span><text:span text:style-name="T3"><text:line-break/></text:span><text:span text:style-name="T1">踐履慎輕置</text:span><text:span text:style-name="T3"><text:line-break/></text:span><text:span text:style-name="T1">吾夢不堪碎</text:span></text:p>
      <text:p text:style-name="P3"><text:span text:style-name="T1">我漂泊天際千百年了,卻仍一無所有,除了給你說個故事,說個夢,我沒有什麼更貴重的東西了. 當你以它為墊,動作應輕柔,因為你所踩的是我的夢,生之所繫,死之所嚮,不堪破滅.</text:span></text:p>
      <text:p text:style-name="P1"><text:span text:style-name="T1">陳真 | 2009.10.16 14:19 | </text:span><text:span text:style-name="T2">#</text:span></text:p>
      <text:p text:style-name="P2"><text:span text:style-name="T1">請問這位先生/太太/小姐是誰啊? 網路有這麼危險嗎? 實在不解,為什麼連轉貼也要匿名? 有必要保護自己保護到這種地步嗎? 我敢說,只要台灣人用保護自己的億萬分之一的精神和力氣來想一想別人或別的物種權益,這世界老早煥然一新.</text:span></text:p>
      <text:p text:style-name="P2"><text:span text:style-name="T1">再說,一個匿名者說自己很難過很傷心很痛苦,有什麼意義嗎? 重點是誰難過誰傷心誰痛苦.</text:span></text:p>
      <text:p text:style-name="P2"><text:span text:style-name="T1">當然,只要不是攻擊他人,匿名是各位的自由,我只是很不解:</text:span></text:p>
      <text:p text:style-name="P2"><text:span text:style-name="T1">1. 有這麼危險嗎?</text:span></text:p>
      <text:p text:style-name="P2"><text:span text:style-name="T1">2. 自己的安全或權益有這麼重要嗎?</text:span></text:p>
      <text:p text:style-name="P2"><text:span text:style-name="T1">3. 自己的安全或權益如果這麼重要,為什麼別人的安全或權益在我們的心目中卻往往如廢棄物一般絲毫不值得眷顧?</text:span></text:p>
      <text:p text:style-name="P2"><text:span text:style-name="T1">4. 更不用說保護自己保護到滴水不漏,但卻反而用這樣一種匿名方去去傷害他人之卑鄙齷齪了.</text:span></text:p>
      <text:p text:style-name="P2"><text:span text:style-name="T1">5. 人們(我指的就是台灣人或華人,因為其他人種沒有這問題)之強烈保護自己的一切保護到滴水不漏保護到好像很見不得人的心態,總讓我感到很不解而且覺得很卑鄙很沒出息,沒有做為一個人應有最起碼的格調.</text:span></text:p>
      <text:p text:style-name="P1"><text:span text:style-name="T1">war | 2009.10.15 21:33 | </text:span><text:span text:style-name="T2">#</text:span></text:p>
      <text:p text:style-name="P3"><text:span text:style-name="T3"><text:line-break/></text:span><text:span text:style-name="T1">...</text:span></text:p>
      <text:p text:style-name="P3"><text:span text:style-name="T1">在其中的這一部影片當中</text:span><text:span text:style-name="T3"><text:line-break/></text:span><text:span text:style-name="T1">Apache Takes Out Insurgents With 30mm Compilation - Iraq</text:span><text:span text:style-name="T3"><text:line-break/></text:span><text:span text:style-name="T1">http://www.liveleak.com/view?i=f55_1218548389</text:span><text:span text:style-name="T3"><text:line-break/></text:span><text:span text:style-name="T1">時間軸 2:00 處</text:span><text:span text:style-name="T3"><text:line-break/></text:span><text:span text:style-name="T1">還可以看到</text:span></text:p>
      <text:p text:style-name="P3"><text:span text:style-name="T1">一位剛正準備想</text:span><text:span text:style-name="T3"><text:line-break/></text:span><text:span text:style-name="T1">躺在地上,好好懶洋洋休息的伊拉克士兵</text:span></text:p>
      <text:p text:style-name="P3"><text:span text:style-name="T1">一下,就莫名被在天上中的阿帕契直身機</text:span><text:span text:style-name="T3"><text:line-break/></text:span><text:span text:style-name="T1">給用30mm機槍砲</text:span><text:span text:style-name="T3"><text:line-break/></text:span><text:span text:style-name="T1">給掃射成碎片了</text:span><text:span text:style-name="T3"><text:line-break/></text:span><text:span text:style-name="T1">(感覺..這位士兵的被殺,純..只是因為他的"運氣不好",只是被別人當作是"射好玩" 的 ...)(也許..對阿帕契的機組人員而言,這..就跟打電動的感覺很像...很沒真實感吧)</text:span></text:p>
      <text:p text:style-name="P3"><text:span text:style-name="T3"><text:line-break/></text:span><text:span text:style-name="T1">....</text:span></text:p>
      <text:p text:style-name="P1"><text:span text:style-name="T1">war | 2009.10.15 16:35 | </text:span><text:span text:style-name="T2">#</text:span></text:p>
      <text:p text:style-name="P4"><text:span text:style-name="T1"/></text:p>
      <text:p text:style-name="P2"><text:span text:style-name="T1">上網逛到的</text:span></text:p>
      <text:p text:style-name="P2"><text:span text:style-name="T1">看完很傷心</text:span></text:p>
      <text:p text:style-name="P2"><text:span text:style-name="T1">ps:一些關於美軍在伊拉克的戰鬥影片,在這分享給大家...</text:span></text:p>
      <text:p text:style-name="P2"><text:span text:style-name="T3"><text:line-break/></text:span><text:span text:style-name="T1">======================================</text:span></text:p>
      <text:p text:style-name="P2"><text:span text:style-name="T1">Apache Gunships Take Out 3 Armed Insurgents With 2 Hellfire Missiles In Iraq</text:span><text:span text:style-name="T3"><text:line-break/></text:span><text:span text:style-name="T1">http://www.liveleak.com/view?i=e90_1255525578</text:span></text:p>
      <text:p text:style-name="P2"><text:span text:style-name="T3"><text:line-break/></text:span><text:span text:style-name="T1">Apache Gunship Takes Out 2 Insurgents With A Hellfire Missile In Iraq</text:span><text:span text:style-name="T3"><text:line-break/></text:span><text:span text:style-name="T1">http://www.liveleak.com/view?i=9f0_1249561255</text:span></text:p>
      <text:p text:style-name="P4"><text:span text:style-name="T1"/></text:p>
      <text:p text:style-name="P2"><text:span text:style-name="T3"><text:line-break/></text:span><text:span text:style-name="T1">Apache Takes Out Insurgents With 30mm Compilation - Iraq</text:span><text:span text:style-name="T3"><text:line-break/></text:span><text:span text:style-name="T1">http://www.liveleak.com/view?i=f55_1218548389</text:span></text:p>
      <text:p text:style-name="P2"><text:span text:style-name="T3"><text:line-break/></text:span><text:span text:style-name="T1">Apache Gunship Takes Out 5 Armed Insurgents With 3 Hellfire Missiles In Iraq</text:span><text:span text:style-name="T3"><text:line-break/></text:span><text:span text:style-name="T1">http://www.liveleak.com/view?i=c1a_1252068233</text:span></text:p>
      <text:p text:style-name="P2"><text:span text:style-name="T3"><text:line-break/></text:span><text:span text:style-name="T1">Iraqi Army carrying an insurgent suicide head in Diala - Iraq - Warning: Extermely Graphic</text:span><text:span text:style-name="T3"><text:line-break/></text:span><text:span text:style-name="T1">http://www.liveleak.com/view?i=ef8_1193330308</text:span></text:p>
      <text:p text:style-name="P2"><text:span text:style-name="T3"><text:line-break/></text:span><text:span text:style-name="T1">Failed Suicide Operation in Sadr City</text:span><text:span text:style-name="T3"><text:line-break/></text:span><text:span text:style-name="T1">http://www.liveleak.com/view?i=7fc_1181665828</text:span></text:p>
      <text:p text:style-name="P2"><text:span text:style-name="T3"><text:line-break/></text:span><text:span text:style-name="T1">Jihad Gone Wrong 2 Insurgents attack failed</text:span><text:span text:style-name="T3"><text:line-break/></text:span><text:span text:style-name="T1">http://www.liveleak.com/view?i=73e_1176561042</text:span></text:p>
      <text:p text:style-name="P4"><text:span text:style-name="T1"/></text:p>
      <text:p text:style-name="P2"><text:span text:style-name="T1">....</text:span></text:p>
      <text:p text:style-name="P4"><text:span text:style-name="T1"/></text:p>
      <text:p text:style-name="P2"><text:span text:style-name="T1">======================</text:span></text:p>
      <text:p text:style-name="P2"><text:span text:style-name="T1">最後在附上一個</text:span><text:span text:style-name="T3"><text:line-break/></text:span><text:span text:style-name="T1">美軍跟伊拉克小孩玩足球的影片</text:span></text:p>
      <text:p text:style-name="P2"><text:span text:style-name="T1">US Soldier Playing Soccer With Iraqi Kids</text:span><text:span text:style-name="T3"><text:line-break/></text:span><text:span text:style-name="T1">http://www.liveleak.com/view?i=817_1206829591</text:span></text:p>
      <text:p text:style-name="P1"><text:span text:style-name="T1">陳真 | 2009.10.14 17:09 | </text:span><text:span text:style-name="T2">#</text:span></text:p>
      <text:p text:style-name="P3"><text:span text:style-name="T1">講這個會得罪身邊幾乎所有同事所有朋友,但沒辦法,我就是覺得這類東西很蒼白,這種一窩蜂現象更可見台灣人之特色. 如果把這樣一種整天虛擬種菜的 "活力",用其千萬分之一的活力到利他事物上,世界早已煥然一新.</text:span></text:p>
      <text:p text:style-name="P3"><text:span text:style-name="T1">回台後,很多人說要找我種菜,一開始我都聽不懂他們在說什麼,以為是要跟我合作找塊地種大白菜. 這的確是我從小的第一志願,只是時候未到.</text:span></text:p>
      <text:p text:style-name="P3"><text:span text:style-name="T1">沒想到他們說的種菜是指的這樣一種純屬虛構的東西,沒有泥土,只有口水,沒有老鼠,只有滑鼠,沒有生命,沒有感情,沒有風沒有雨,什麼都沒有,一切純屬虛構. 世上凡事都可忍耐,唯有庸俗與蒼白最不可耐.</text:span></text:p>
      <text:p text:style-name="P3"><text:span text:style-name="T1">剛剛又看了第 N 次 Emir Kusturica的 "馬拉度納球迷日記",裏頭提到一種 "貧窮的貴族",雖然窮,但高貴篤實. Kusturica說,這就像他在 "Do you remember Dolly Bell?" 中所呈現的那樣一種樸實安靜的尊嚴與奉獻精神.</text:span></text:p>
      <text:p text:style-name="P3"><text:span text:style-name="T1">片中馬拉度納說,他父親是個搬運工人,每天太陽下了山回到家中,往往靜靜休息,但他不會叫小孩安靜,因為當小孩子們看到父親滿臉疲憊的眼神,打從心底就充滿了尊敬. 他說,他在這樣的生活中感受到一種尊嚴.</text:span></text:p>
      <text:p text:style-name="P3"><text:span text:style-name="T1">Kusturica 說,看著那些破陋的屋子,他彷彿認識每一個隱藏在陋屋之中的臉孔,美麗而莊嚴.他說,這樣一種高貴氣質,早已從有錢人身上轉移到窮人身上.</text:span></text:p>
      <text:p text:style-name="P3"><text:span text:style-name="T1">在這樣一個感情如紙言語如屁講究三秒鐘興奮快感的輕薄島嶼,不知道還有多少人在乎泥土在乎血肉在乎真實,更不用說什麼以命相許般的永恆了.</text:span></text:p>
      <text:p text:style-name="P3"><text:span text:style-name="T1">陳真</text:span><text:span text:style-name="T3"><text:line-break/></text:span><text:span text:style-name="T1">======================</text:span><text:span text:style-name="T3"><text:line-break/></text:span><text:span text:style-name="T1">開心農場爆紅 台灣農夫逾8成</text:span></text:p>
      <text:p text:style-name="P3"><text:span text:style-name="T1">更新日期:2009/10/14 02:39 陳大任、唐鎮宇、黃如萍、林志成／台北報導</text:span></text:p>
      <text:p text:style-name="P3"><text:span text:style-name="T1">中國時報【陳大任、唐鎮宇、黃如萍、林志成／台北報導】</text:span></text:p>
      <text:p text:style-name="P3"><text:span text:style-name="T1">「臉書」（Facebook）網頁遊戲《開心農場》在台灣爆紅，全球三百七十萬名會員中，有三百廿萬都是台灣玩家，「台灣農夫」佔了絕大部分。另外根據最新統計，Facebook在台使用者已達三八五萬人，換算下來，每十人就有八個人在玩《開心農場》。</text:span></text:p>
      <text:p text:style-name="P3"><text:span text:style-name="T1">《開心農場》開發商是位於香港的6waves，該公司服務網絡擴及歐洲法國、義大利、德國、西班牙，南美洲阿根廷、智利等國家，提供超過卅款遊戲、應用程式、心理測驗，還有網路小工具，在全球有二千萬用戶。</text:span></text:p>
      <text:p text:style-name="P3"><text:span text:style-name="T1">臉書遊戲熱 台灣玩家最瘋</text:span></text:p>
      <text:p text:style-name="P3"><text:span text:style-name="T1">除了《開心農場》之外，《綁匪之王》、《德州撲克》、《開心水族箱》、《義氣仔女》都是6waves最近在台灣受歡迎的遊戲產品。</text:span></text:p>
      <text:p text:style-name="P3"><text:span text:style-name="T1">據知，《開心農場》在台灣爆紅的程度，連香港開發商6waves都很意外，大量湧入的玩家流量，常常讓這款小遊戲負荷不了，加上營運團隊不在台灣，三不五時就當機，玩家無法登入只好苦等，期間發生過遊戲裡的農民幣、金幣等資產遺失，被玩家指控詐財。</text:span><text:span text:style-name="T3"><text:line-break/></text:span></text:p>
      <text:p text:style-name="P1"><text:span text:style-name="T1">陳真 | 2009.10.14 13:26 | </text:span><text:span text:style-name="T2">#</text:span></text:p>
      <text:p text:style-name="P2"><text:span text:style-name="T1">大約是90年代中期之前,台灣媒體經常造謠說謊或為特定政治勢力服務儼然是一種文宣機構的,主要就是華視中視台視三台及中國時報和聯合報民生報以及一些較不為人所知的報紙. 特別是這樣一些較不為人所知的報紙如青年戰士報,說謊造謠扭曲以及自我定位為特定政黨的搖尾巴報,更是赤裸裸而毫不掩飾.</text:span></text:p>
      <text:p text:style-name="P2"><text:span text:style-name="T1">過了九零年代中期,氣氛變了,綠色抬頭了,於是造謠扭曲搖尾巴整天搞族群意識進行黨國獵巫活動的主角也迅速從藍轉移到綠,竄出一批綠色愛台灣媒體如民視三立以及自由時報,特別是自由時報,更是領導主流.</text:span></text:p>
      <text:p text:style-name="P2"><text:span text:style-name="T1">如果你年齡太輕,很遺憾無法親身體驗昔日那些黨國媒體急先鋒如何為黨國服務如何挑撥族群如何扭曲造謠, 其實不用遺憾,打開三立或民視看看那些綠色名嘴就知道了,或是買一份自由時報更能讓你瞬間進入黨國時光隧道.</text:span></text:p>
      <text:p text:style-name="P2"><text:span text:style-name="T1">比方說,上百萬個台灣人住在中國或往來旅遊經商,哪天有兩個被歹徒砍了,自由時報頭版頭條就會寫著: "中國人殺台灣人!" 可是,台灣社會每天那麼多人被歹徒砍,難道這就是台灣人殺台灣人!?</text:span></text:p>
      <text:p text:style-name="P2"><text:span text:style-name="T1">所有媒體以及所有會寫字的人,都必然有著某種意識形態,除非是植物人,否則我們看世界必然帶著某種色彩,因此,意識形態本身並不是一個問題,有問題的是扭曲或造謠,更惡劣的當然就是這樣一種族群挑撥,只要是跟中國有關,就想盡辦法抹黑之,希望大家只要一想到或一看到大陸人就覺得他很骯髒,有傳染病,有SARS,整天隨地大小便,會害人,囂張沒文化等等,希望大家仇視之.</text:span></text:p>
      <text:p text:style-name="P2"><text:span text:style-name="T1">這就跟過去把台灣人看成次等人種一樣惡劣,在校內,講台語得罰站,身上掛個 "我沒有水準,我不愛國,我講台語" 的狗牌. 在校外,你講台語,女生從旁走過,總是會對你側目而視,不是看你很帥,是覺得你這個人好沒水準好齷齪.</text:span></text:p>
      <text:p text:style-name="P2"><text:span text:style-name="T1">任何戲劇,只要是操外省口音的,都是英挺美麗而且正直大方的男女主角,只要是講台灣國語或直接就講台語的,不是三八阿花就是智障低能出洋相或做奸犯科獐頭鼠目一副猥瑣模樣.</text:span></text:p>
      <text:p text:style-name="P2"><text:span text:style-name="T1">一個身心健康的人,當他承受過這樣那一些巨大的痛苦時,他不會希望別人也承受這樣那樣的一些痛苦;他的一切努力,並不是要把痛苦轉嫁到他人身上,否則他昔日所承受的一切痛苦悲劇都將失去意義.</text:span></text:p>
      <text:p text:style-name="P2"><text:span text:style-name="T1">同樣地,當我們付出那麼大的代價,追求著一種有關自由與憐憫的理想,把整個青春血淚都耗費了,回首前塵,飽受屈辱與誤解,從沒有享受過一天的好日子. 這樣一種追求,絕不是追求另一種卑鄙與迫害.</text:span></text:p>
      <text:p text:style-name="P2"><text:span text:style-name="T1">當我們提著頭顱飽受痛苦地向統治者及忠黨愛國的社會大眾說: "台灣人有主張台獨的自由",意思並不是說台灣人 "只有" 主張台獨的自由. 這怎麼會是一種自由? 如果我們只是要追求這樣一種東西,那它與過去台灣人 "只能" 有主張統一的自由有何不同? 豈不是一樣卑鄙可恨?!</text:span></text:p>
      <text:p text:style-name="P2"><text:span text:style-name="T1">印度是一個很窮的國家,但他們卻花費鉅額金錢發展武器,甚至發展核武. 印度人大概都忘記誰是甘地了. 甘地主張完全廢除軍事國防,他大概很難想像他所屬的國家卻朝著軍事強國的目標邁進.</text:span></text:p>
      <text:p text:style-name="P2"><text:span text:style-name="T1">劍橋有一家印度餐廳就叫做甘地,搞不好這一代的印度人會以為甘地是一名廚師.</text:span></text:p>
      <text:p text:style-name="P2"><text:span text:style-name="T1">我有時不免也會有一些很悲觀的念頭,似乎一切努力都不會有什麼用,只是留下一些故事,填塞少數人心中某個做夢的角落.</text:span></text:p>
      <text:p text:style-name="P1"><text:span text:style-name="T1">陳真 | 2009.10.11 22:00 | </text:span><text:span text:style-name="T2">#</text:span></text:p>
      <text:p text:style-name="P3"><text:span text:style-name="T1">早在90年代初期,阿扁當上立委幾年後,我就經常公開說這人是個混蛋,被一堆財團所供養,表面上整天揭弊,以正義化身自居,其實雷大雨小,只是演戲,凡事不擇手段,無所不用其極,藉以累積政治資本.</text:span></text:p>
      <text:p text:style-name="P3"><text:span text:style-name="T1">圈內認同我的說法的人其實佔了絕大多數,特別是這幾年檯面上這些綠營政治人物,特別是新潮流系,幾乎一面倒都能認同,幾乎大家都知道此人行事以利益為導向,用心極深.</text:span></text:p>
      <text:p text:style-name="P3"><text:span text:style-name="T1">但一般人並不知道真相,就算知道也會故意不相信,只要能捧出一個足以打擊國民黨的明星就好. 扁其實就是這樣一種品味所製造出來的產品,把一切美好事物全當成手段來操作,早上才剛痛罵某人是污染之神(指王永慶),中午可以馬上就改口說他是台灣精神的榜樣,一旦利用價值沒了或聽眾不一樣了,晚上又可以改成另一種截然不同的說法.一天之內可以隨時更換18種說法.</text:span></text:p>
      <text:p text:style-name="P3"><text:span text:style-name="T1">每個黨總是各自相信一些東西,但民進黨恰恰就在於除了利益和權力之外,什麼都不信. 若有人以為民進黨真的主張台獨,那真是蠢到爆,那就好像以為眼前這個共產黨真的相信共產主義一樣.</text:span></text:p>
      <text:p text:style-name="P3"><text:span text:style-name="T1">政客不值得批評.批評政客或政黨是沒有任何意義的,就好像金光黨或詐騙集團不值得批評一樣. 我們並不是要批評騙子,而是批評世界上怎麼會有那麼多蠢到爆的阿西,竟然會死心塌地相信詐騙集團,而且被騙了錢還幫人家數鈔票喊加油.</text:span></text:p>
      <text:p text:style-name="P3"><text:span text:style-name="T1">騙子是永遠都不可能絕跡的,除非,除非人民普遍提高一點智能和理性,知道如何鑑賞是非美醜.</text:span></text:p>
      <text:p text:style-name="P3"><text:span text:style-name="T1">選出扁這樣一個人,台灣人不覺得可恥而想要從中汲取一點教訓嗎? 那些整天喊打喊殺整天檢查他人黨國思想是否純正的愛台灣阿西們,不用說什麼憤怒,光看著你們的主子這樣講話,自稱 "自始至終" 是美軍部屬,效忠美國,做為奴才的蛆蛆們至少也該感到難為情吧?</text:span></text:p>
      <text:p text:style-name="P3"><text:span text:style-name="T1">台灣社會其實是沒有獨立意識的,反中意識倒是很強,但沒有一點點獨立精神,十分樂於給美國人或日本人當看門狗專門咬中國人.</text:span></text:p>
      <text:p text:style-name="P3"><text:span text:style-name="T1">今天若是在南韓,若選出這樣一個總總講這樣一些自稱是美國狗的渾話,不知道會鬧出多大的風波來,美國駐韓使館恐怕會立刻變成箭靶.</text:span></text:p>
      <text:p text:style-name="P3"><text:span text:style-name="T1">但在台灣卻相反,成龍批評一下台灣社會缺乏法治精神,愛台蛆蛆們馬上出動扣他賣台親中唱衰台灣的大帽子,但阿扁這樣一種真正意義上的賣台叛國言行,他們卻力挺到底.</text:span></text:p>
      <text:p text:style-name="P3"><text:span text:style-name="T1">我相信任何一個具有正常基本理性的人,必定會覺得很荒唐而懷疑起這麼一大群阿西的智商或品性.</text:span></text:p>
      <text:p text:style-name="P3"><text:span text:style-name="T1">一個人如果真的那麼在乎什麼台灣主權,那他應該馬上去包圍AIT(美國在台協會)才對,要不就是拿幾張獨立建國的布條去天安門廣場上或建國六十周年慶典會場外站樁,而不是像個蛆一樣,整天為政治生意人搖旗吶喊,並且努力攻擊那些沒辦法像他們一樣蠢的人.</text:span></text:p>
      <text:p text:style-name="P3"><text:span text:style-name="T1">陳真</text:span><text:span text:style-name="T3"><text:line-break/></text:span><text:span text:style-name="T1">==========================</text:span><text:span text:style-name="T3"><text:line-break/></text:span><text:span text:style-name="T1">扁案／扁：我是「美軍政府在台代理人」</text:span><text:span text:style-name="T3"><text:line-break/></text:span><text:span text:style-name="T1">聯合報 / 2009/10/11</text:span></text:p>
      <text:p text:style-name="P3"><text:span text:style-name="T1">根據美國軍事上訴法院提供給媒體的一分訴狀，顯示前總統陳水扁日前並非如其委託人所說，要「控告」美國總統歐巴馬，而是「請求」美國承認他是「美國軍政府代理人」，並飭令「現任台灣民政首長」撤銷他的無期徒刑。</text:span></text:p>
      <text:p text:style-name="P3"><text:span text:style-name="T1">美國軍事上訴法院，上周已用「缺乏管轄權」為由，拒絕審理陳水扁案。但根據法院十日提供給台灣媒體的陳水扁訴狀內容，陳水扁是以「請願人（petitioner）的身分，向美國軍事上訴法庭提請願書，請求美國政府用「強制令」（writ of mandamus），提供他「特別救濟」（extraordinary relief）。</text:span></text:p>
      <text:p text:style-name="P3"><text:span text:style-name="T1">也就是說，陳水扁並非向美國軍事上訴法院「控告」任何人，而是「請願」，請求美國法院提供協助。這分請願書中，看不到美國總統歐巴馬，也看不到國防部長蓋茲的名號。</text:span></text:p>
      <text:p text:style-name="P3"><text:span text:style-name="T1">陳水扁這位「請願人」，在請願書中將自己定位為對台灣仍具管轄權的美國軍政府在台「代理人」，雖曾擔任「前中華民國總統」，但他秘密得知了美國軍政府仍存在台灣，「也本於職責接受美國軍政府官員的命令，以維持在舊金山和約下的現狀，並捍衛台灣，抗拒敵人。」 因此，陳水扁在請願書中說，他是軍政府委託在台灣治理的「實質民政首長」（de facto civil administrator），在台期間皆奉美國在台協會的指示行事，「即使這些指示不符總統的決策」，他被台灣法院控訴的行為，則是發生在他擔任民政首長期間。</text:span></text:p>
      <text:p text:style-name="P3"><text:span text:style-name="T1">陳水扁在請願書中也宣布，他向法院及全世界公布，美國軍政府的確在台灣存在，他依美國軍法尋求救濟，美國軍方也應出面，保護他這位曾擔任過美國軍政府在台民政首長的權利，並干預台灣法院對他的無期徒刑判決。</text:span></text:p>
      <text:p text:style-name="P3"><text:span text:style-name="T1">陳水扁這位請願人，因此以一位被判無期徒刑的前台灣實質民政首長身分，向美國軍事上訴法院「請願」，要求法院下令： 一、飭令美國對台軍政府，承認陳水扁是其代理人。</text:span></text:p>
      <text:p text:style-name="P3"><text:span text:style-name="T1">二、承認陳水扁會遭判刑坐監，都是在他擔任美國軍政府實質行政長官期間的行為。</text:span></text:p>
      <text:p text:style-name="P3"><text:span text:style-name="T1">三、飭令美國軍政府，指示「現任台灣實質民政首長」，中止對陳水扁及與他有關的政治起訴，撤銷他的無期徒刑，並恢復他的人權及公民權利。</text:span></text:p>
      <text:p text:style-name="P3"><text:span text:style-name="T1">四、如有必要，法院應指派一位特別專員，並採取其他法院認為必要的救濟，以解決此案。 華盛頓特派員張宗智／十日電</text:span><text:span text:style-name="T3"><text:line-break/></text:span></text:p>
      <text:p text:style-name="P1"><text:span text:style-name="T1">陳真 | 2009.10.11 16:39 | </text:span><text:span text:style-name="T2">#</text:span></text:p>
      <text:p text:style-name="P2"><text:span text:style-name="T1">如此傷害台灣主權不愛台灣的賣台行為,那個整天喊愛台灣顧主權的爛黨怎麼不生氣? 不但不生氣,而且還力挺阿扁到底! 假設今天是馬英九貪污幾百億,而且還連篇謊言,並自稱是美國軍政府養的狗,你想這個綠色的爛黨及一幫徒眾,會有什麼樣的反應?</text:span></text:p>
      <text:p text:style-name="P2"><text:span text:style-name="T1">陳真</text:span></text:p>
      <text:p text:style-name="P2"><text:span text:style-name="T1">====================</text:span></text:p>
      <text:p text:style-name="P2"><text:span text:style-name="T1">扁要美指示馬英九放人 美：不是控告是請願</text:span></text:p>
      <text:p text:style-name="P2"><text:span text:style-name="T1">更新日期:2009/10/10 10:35 美國軍事上訴法院今天表示，陳水扁沒有「控告」美國政府，而是向美國政府「陳情請願」，請求美國訴法院下令馬英九總統撤銷對他的無期徒刑判決，並且立即釋放他。(劉芳報導)</text:span></text:p>
      <text:p text:style-name="P2"><text:span text:style-name="T1">位在華府的美國軍事上訴法院於星期二宣布，對陳水扁所提的案子沒有管轄權，所以不予受理。陳水扁到底告美國什麼呢？軍事上訴法院今天表示，陳水扁沒有「控告」，而是向美國「尋求救濟（request relief）」。陳水扁在陳情書中說，他是美國軍政府的代理人，八年總統任內，他其實是美國軍政府在台灣的行政長官，始終服從美國軍政府的旨意，在許多事上接受美國在台協會主席的指示。</text:span></text:p>
      <text:p text:style-name="P2"><text:span text:style-name="T1">陳水扁說，在台灣，美國軍政府是最高權力機構，他就是這個最高權力機構的代理人。唯有危急時刻，他才會證實軍政府的存在，而現在正是關鍵時刻，所以他要求美國軍政府出面干預，保護他。</text:span></text:p>
      <text:p text:style-name="P2"><text:span text:style-name="T1">陳水扁說，他不談台灣的主權，只要求軍事法院責成軍政府做到下列幾件事。第一，承認他的代理人身份；第二，承認他的所作所為都根據這個代理人身份；第三，指示現任的行政長官馬英九撤銷對他的無期徒刑判決，並還他自由。</text:span></text:p>
      <text:p text:style-name="P2"><text:span text:style-name="T1">美國軍事上訴法院表示，國家元首自貶身價，變成占領區的行政長官，法院從來沒看過這種事。</text:span></text:p>
      <text:p text:style-name="P2"><text:span text:style-name="T1">中廣記者劉芳美國華盛頓報導</text:span></text:p>
      <text:p text:style-name="P1"><text:span text:style-name="T1">陳真 | 2009.10.11 16:09 | </text:span><text:span text:style-name="T2">#</text:span></text:p>
      <text:p text:style-name="P3"><text:span text:style-name="T1">那些整天喊台獨,蠢血沸騰的阿西們,他們應該往自己身上去沸騰,而不是把熱情放在綠營任何一個政治人物上,更不用指望那些過去捧國民黨現在卻變成愛台灣急先鋒的綠營名嘴或御用文人們.</text:span></text:p>
      <text:p text:style-name="P3"><text:span text:style-name="T1">一個在亂世中窩囊透頂的人,不會到了太平盛世突然變得勇敢,一個在亂局中都能精打細算仇恨多謀的政客,也不會在順局中突然變得無私無我犧牲奉獻滿身都是愛.</text:span></text:p>
      <text:p text:style-name="P3"><text:span text:style-name="T1">一個人若真的要對某種想法沸騰,就該好好去深入參與或做點研究,才有可能了解人事物的真相,而不是站在外圍蠢到爆地搖旗吶喊,充當政治生意人的免費傭兵. 要沸騰就自己去幹,而不是隨著政治生意人的廣告術語起舞.</text:span></text:p>
      <text:p text:style-name="P3"><text:span text:style-name="T1">有時不小心打開電視,看到綠營政客,你根本不用聽就能知道他要講些什麼了,百分之一百一定是在講誰親中不愛台灣,很難想像世上怎麼會有這麼好賺的工作,每天吃喝玩樂,就只需要反覆一直指控這類蠢話就能日進萬金財源滾滾.</text:span></text:p>
      <text:p text:style-name="P3"><text:span text:style-name="T1">除了反覆一直講同樣的那幾句反親中愛台灣之外,除了用各種非法或合法掩飾非法的手段為自己拼經濟之外,這些人平常是什麼事也不用做的,唯一的工作就是對著鏡頭說誰賣台,不愛台灣. 媽的,難道兩岸統一不也有可能是它媽的什麼愛台灣的可能性之一?</text:span></text:p>
      <text:p text:style-name="P3"><text:span text:style-name="T1">過去蔣家和早期李登輝時代,動不動就是罵人出賣祖先,辱沒炎黃子孫的血液,數典忘祖不愛中華,寫文章時只要寫個西元幾年而不是用民國紀元,就是它媽的什麼不愛中華,民族敗類,意圖分裂國土等等.</text:span></text:p>
      <text:p text:style-name="P3"><text:span text:style-name="T1">反抗了一輩子,現在卻變成另一批人渣出來吃香喝辣,整天罵人出賣台灣不愛台灣,整天檢查別人幹它媽的什麼黨國思想(綠黨台灣國)是否純正.</text:span></text:p>
      <text:p text:style-name="P3"><text:span text:style-name="T1">今天我若還眛著良心繼續幹它媽的什麼 "愛台灣",把過去那一套糟蹋人心的黨國把戲複製一番來迫害他人,搞不好會被捧成台灣民族英雄. 我知道一些舊識都偷偷潛水在這邊偷看,我希望你們之中,腦袋如果還沒進水的,就趕緊醒醒吧!</text:span></text:p>
      <text:p text:style-name="P3"><text:span text:style-name="T1">不用改變你們既有的台獨立場,而只需改變你們對於 "立場" 一事的本質之理解能力與態度. 如果反抗思想壓迫的目的就是改個名字,建立起另一種壓迫模式,這樣的改變不是幹它媽的等於什麼也沒改.</text:span></text:p>
      <text:p text:style-name="P3"><text:span text:style-name="T1">二十幾年前,當台獨仍是一種會被砍頭會家破人亡的絕對禁忌時,我和江蓋世等寥寥幾個人(十根手指頭就能數完),舉著 "人民有主張台獨的權利",飽受各種痛苦地走上街頭,當時連號稱最衝最猛的民眾日報在報導時,對於這布條上的 "台獨" 二字都得打上馬賽克處理而不敢見報.</text:span></text:p>
      <text:p text:style-name="P3"><text:span text:style-name="T1">可是,幹它媽的如果 "人民有主張台獨的自由",難道人民就沒有主張統一的自由,而必須被攻擊被抹黑被污名化? 這樣的結果,又豈是當年的血淚初衷?</text:span></text:p>
      <text:p text:style-name="P3"><text:span text:style-name="T1">林義雄當時常常引用美國總統傑弗遜一段話: "我在神壇前發過誓,我誓死反對一切壓迫人心的暴政". 可是,反抗壓迫人心暴政的方式並不是引進另一種只是改了名字的壓迫人心暴政. 反對法西斯檢查人心思想的目的並不是要引進另一種更為惡劣的法西斯來檢查異己的人心思想.</text:span></text:p>
      <text:p text:style-name="P3"><text:span text:style-name="T1">一個人要持有何種立場都無所謂,那根本就是你家的事,但可千萬不要蠢. 在現實事務上如此愚蠢是可恥的,因為那不光是意味著低能腦殘,更意味著敗德.</text:span></text:p>
      <text:p text:style-name="P3"><text:span text:style-name="T1">陳真</text:span><text:span text:style-name="T3"><text:line-break/></text:span><text:span text:style-name="T1">===============</text:span><text:span text:style-name="T3"><text:line-break/></text:span><text:span text:style-name="T1">未控告歐巴馬扁祈求美下令馬放人 自稱總統任內是美國「軍政府」代理人、台灣民政長官</text:span></text:p>
      <text:p text:style-name="P3"><text:span text:style-name="T1">更新日期:2009/10/11 02:02 劉屏／華盛頓十日電</text:span></text:p>
      <text:p text:style-name="P3"><text:span text:style-name="T1">中國時報【劉屏／華盛頓十日電】</text:span></text:p>
      <text:p text:style-name="P3"><text:span text:style-name="T1">根據美國軍事上訴法院提供的資料，前總統陳水扁並沒有「控告」美國總統歐巴馬，而是「祈求」（pray）美國法院下令美國的軍政府指示馬英九總統立即放扁，並撤銷對扁的無期徒刑判決。</text:span></text:p>
      <text:p text:style-name="P3"><text:span text:style-name="T1">位在華府的美國軍事上訴法院已在周二宣布，對陳水扁所提的案子沒有管轄權，故不予受理。根據法院在九日提供的訴狀，陳水扁表示，依據《舊金山和約》，美國在台灣行使軍事占領，迄今未變，所以他的八年總統任內，他不但是三軍統帥，也是美國軍政府的代理人，是實際的台灣民政長官。</text:span></text:p>
      <text:p text:style-name="P3"><text:span text:style-name="T1">陳水扁指出，他在任內經常接受美國在台協會主席的指示，且直到今天，軍政府依然活躍。中華民國總統有許多職責，但有關台灣之事，美國軍政府是「至高無上」的。他表示，擔任總統期間，他知悉了軍政府存在的事實，他也接受軍政府的命令。這個軍政府是台灣的最高權力機構，唯有到了危急關頭，他才會證實軍政府的存在，而現在就是這樣的時刻。他面臨政治迫害，所以向法院及全世界披露軍政府，並要求軍政府出面保護他。</text:span></text:p>
      <text:p text:style-name="P3"><text:span text:style-name="T1">他在請願訴狀中提出數項要求，包括法院應命令涉台之美國軍政府承認他是軍政府在台灣的代理人；法院應下令美國軍政府指示「現任的台灣實際民政長官」中止對他的訴究，撤銷無期徒刑之判決，並恢復他的人權及公民權利。</text:span></text:p>
      <text:p text:style-name="P3"><text:span text:style-name="T1">他說，依據美國判例，占領地的民政長官不受當地法院管轄，所以中華民國無權審訊他。他又說，美國是主要占領國，中華民國是次要占領國；他代表的是主要占領國，依判例不受次要占領國的法院侵犯，所以美國軍政府應該保護他。他說，唯有適當組成的軍事委員會才有權審訊他。</text:span></text:p>
      <text:p text:style-name="P3"><text:span text:style-name="T1">他在訴狀中稱馬英九是現任實際民政長官、中華民國流亡政府總統。他說，台灣地位未定。他的請願不是尋求解決台灣主權問題，只是尋求美國承認他、保護他。</text:span></text:p>
      <text:p text:style-name="P1"><text:span text:style-name="T1">陳真 | 2009.10.10 23:33 | </text:span><text:span text:style-name="T2">#</text:span></text:p>
      <text:p text:style-name="P2"><text:span text:style-name="T1">我跟卡斯楚的想法比較接近,如下. 與其說這是頒給歐巴馬,不如說是頒給這樣一種反對聲音,反對美國長久以來歷任各屆總統特別是布希政權的對外血腥種族滅絕政策.</text:span></text:p>
      <text:p text:style-name="P2"><text:span text:style-name="T1">但在正面肯定之餘,我還想指出一個負面問題,那就是諾貝爾獎長久以來總是頒給權勢人物. 不管此人是否真的良善,這樣一種頒法,基本上都是基於一種功利主義式的(utilitarian)道德觀,簡單說就是不看動機,不管本質,不顧外在範疇,不鳥內在價值,而純粹由所謂良善結果及其數量來定義所謂良善與和平.</text:span></text:p>
      <text:p text:style-name="P2"><text:span text:style-name="T1">但這樣一種論斤稱兩加減乘除的道德觀,在我看來是十分有害的.比方說一個人處心積慮幹了許多令人髮指的罪行,但他或許因為其權大勢大而 "順便" 幹了幾件不費吹力便能辦到的所謂好事,如此加減乘除之後,他竟然得獎了,成為人類的良心了,比方說季辛吉便是.</text:span></text:p>
      <text:p text:style-name="P2"><text:span text:style-name="T1">對此我覺得只能以媽咧個逼來形容,這就好像把文學獎根暢銷程度來頒發一樣不恰當. 和平獎如果旨在表彰良心或和平等這樣一種基本價值,那就應該以衡量價值(value)而非衡量價格(price)的方式來衡量之. 而功利主義的衡量方式固然有其優點,但弊遠大於利. 這不但意味著一般缺乏權勢者不具行使道德的資格,更重要的是,這樣一種功利主義觀,傷害了我們對於道德與良知的深刻理解.</text:span></text:p>
      <text:p text:style-name="P2"><text:span text:style-name="T1">陳真</text:span><text:span text:style-name="T3"><text:line-break/></text:span><text:span text:style-name="T1">==================</text:span><text:span text:style-name="T3"><text:line-break/></text:span><text:span text:style-name="T1">Fidel Castro lauds Nobel prize for Obama</text:span><text:span text:style-name="T3"><text:line-break/></text:span><text:span text:style-name="T1">Sat Oct 10, 2009 9:19am EDT</text:span></text:p>
      <text:p text:style-name="P2"><text:span text:style-name="T1">(Reuters) - Former Cuban leader Fidel Castro lauded the awarding of the Nobel Peace Prize to U.S. President Barack Obama, saying on Saturday it was "a positive measure" that was more a criticism of past U.S. policies than a recognition of Obama's accomplishments.</text:span><text:span text:style-name="T3"><text:line-break/></text:span><text:span text:style-name="T1">Castro said the prize made up for the blow Obama suffered last week when the International Olympic Committee awarded the 2016 Summer Games to Rio de Janeiro after Obama had flown to Copenhagen to pitch for Chicago, his adoptive hometown.</text:span></text:p>
      <text:p text:style-name="P2"><text:span text:style-name="T1">The Nobel Committee announced on Friday that Obama had won the peace price for his "extraordinary efforts to strengthen international diplomacy and cooperation between peoples."</text:span></text:p>
      <text:p text:style-name="P2"><text:span text:style-name="T1">The decision prompted surprise in many quarters and anger from Obama's conservative foes in the United States.</text:span></text:p>
      <text:p text:style-name="P2"><text:span text:style-name="T1">But Castro, who has generally written positively about Obama, was pleased at the decision by the committee.</text:span></text:p>
      <text:p text:style-name="P2"><text:span text:style-name="T1">"I don't always share the positions of that institution but I'm obligated to recognize that in this instance it was, in my judgment, a positive measure," Castro wrote in a column published in state-run media.</text:span></text:p>
      <text:p text:style-name="P2"><text:span text:style-name="T1">"Many will say that he still hasn't earned the right to receive such distinction. We prefer to see in the decision, more than a prize for the president of the United States, a criticism of the genocidal policies that not a few presidents of that country have followed."</text:span></text:p>
      <text:p text:style-name="P2"><text:span text:style-name="T1">Such policies, Castro said, had "brought the world to the crossroads where it finds itself; an exhortation for peace and the search for solutions to assure the survival of the species."</text:span></text:p>
      <text:p text:style-name="P2"><text:span text:style-name="T1">The Nobel prize made up for "the reverse Obama suffered in Copenhagen ... which provoked angry attacks by his adversaries of the extreme right," Castro wrote.</text:span></text:p>
      <text:p text:style-name="P2"><text:span text:style-name="T1">His comments were part of a long piece entitled "The Bell Tolls for the Dollar" in which he said the U.S. dollar was losing its position as the preeminent world currency.</text:span></text:p>
      <text:p text:style-name="P2"><text:span text:style-name="T1">Also, he criticized the United States, as he often does, for not doing more to cut emission of greenhouse gases said to be causing global warming.</text:span></text:p>
      <text:p text:style-name="P2"><text:span text:style-name="T1">Castro, 83, ran Cuba for 49 years after taking power in a 1959 revolution but stepped down last year and was replaced as president by his younger brother Raul Castro.</text:span></text:p>
      <text:p text:style-name="P2"><text:span text:style-name="T1">The elder Castro has been seen only in occasional photos and videos since having surgery for an undisclosed intestinal ailment in July 2006. But he still has a behind-the-scenes role in government and keeps a high profile through his writings.</text:span></text:p>
      <text:p text:style-name="P2"><text:span text:style-name="T1">(Reporting by Jeff Franks; Editing by John O'Callaghan)</text:span><text:span text:style-name="T3"><text:line-break/></text:span></text:p>
      <text:p text:style-name="P5"/>
      <text:p text:style-name="P1"><text:span text:style-name="T1">陳真 | 2009.10.10 15:20 | </text:span><text:span text:style-name="T2">#</text:span></text:p>
      <text:p text:style-name="P3"><text:span text:style-name="T1">歐巴馬獲諾貝爾和平獎,很多人可能臉上會出現三條線,但我反應倒還 ok,畢竟,和平獎是諾貝爾獎項中最沒有公信力的一個獎,如果連季辛吉(kissinger)這種混蛋+戰爭罪犯都能得獎,全球65億人都應該是和平獎得主了.</text:span></text:p>
      <text:p text:style-name="P3"><text:span text:style-name="T1">像我剛才就從電腦鍵盤夾縫中成功救出一隻小果蠅,雖然我的DNA跟牠的DNA只有 65%的相似性,但我還是跨越物種藩籬救了牠,不但促進人類與果蠅之間的和平,而且,民胞物與胸懷萬物的精神,更是值得獲獎.</text:span></text:p>
      <text:p text:style-name="P3"><text:span text:style-name="T1">再說,我之前就已經頒給他五張獎狀,歐巴馬如果持續信守承諾,光是憑著裁廢核武這一點就足以獲獎. 但這並不妨礙我們對他之其它作為的批評或抗議,例如軍事侵略阿富汗及武力干涉阿富汗人之自主權及美軍女兵之普遍人權缺失及持續全球大熱賣軍火高佔六成市場等等.</text:span></text:p>
      <text:p text:style-name="P1"><text:span text:style-name="T1">陳真 | 2009.10.10 14:45 | </text:span><text:span text:style-name="T2">#</text:span></text:p>
      <text:p text:style-name="P2"><text:span text:style-name="T1">半島新聞 2009 10. 10.</text:span></text:p>
      <text:p text:style-name="P2"><text:span text:style-name="T1">Obama: I do not deserve Nobel prize</text:span><text:span text:style-name="T3"><text:line-break/><text:line-break/></text:span><text:span text:style-name="T1">The Nobel committee said Obama had reached out to the world in a bid to end nuclear arms stocks [EPA]</text:span><text:span text:style-name="T3"><text:line-break/><text:line-break/></text:span><text:span text:style-name="T1">Barack Obama, the US president, has said he is "surprised and deeply humbled" after being awarded the Nobel Peace Prize for 2009, less than a year after taking office.</text:span></text:p>
      <text:p text:style-name="P2"><text:span text:style-name="T1">Speaking in Washington, Obama said he did "not feel that I deserve to be in the company of so many of the transformative figures who have been honoured by this prize".</text:span></text:p>
      <text:p text:style-name="P2"><text:span text:style-name="T1">The Nobel Committee in Oslo, the Norwegian capital, said that the award recognised Obama's attempts to foster international peace and create a world without nuclear weapons.</text:span></text:p>
      <text:p text:style-name="P2"><text:span text:style-name="T1">Obama will give his $1.4m reward for winning the Nobel Peace Prize to charity, the AFP news agency reported a US official as saying.</text:span></text:p>
      <text:p text:style-name="P2"><text:span text:style-name="T1">No decision has yet been taken on exactly which organisations will benefit, the official said.</text:span></text:p>
      <text:p text:style-name="P2"><text:span text:style-name="T1">'Mutual respect'</text:span></text:p>
      <text:p text:style-name="P2"><text:span text:style-name="T1">South Africa's Archbishop Desmond Tutu, awarded the prize himself in 1984, hailed the award as "a magnificent endorsement for the first African-American president in history".</text:span></text:p>
      <text:p text:style-name="P2"><text:span text:style-name="T1">in depth</text:span><text:span text:style-name="T3"><text:line-break/><text:line-break/></text:span><text:span text:style-name="T1">Nobel committee's high praise</text:span><text:span text:style-name="T3"><text:line-break/></text:span><text:span text:style-name="T1">Your views: Does Obama deserve the Nobel Peace Prize</text:span><text:span text:style-name="T3"><text:line-break/></text:span><text:span text:style-name="T1">Doubts over Obama Nobel prize win</text:span></text:p>
      <text:p text:style-name="P2"><text:span text:style-name="T1">But world reaction to the decision has been mixed, with the Taliban in Afghanistan saying it was absurd to give the prize to Obama when he had ordered 21,000 extra troops to Afghanistan this year.</text:span></text:p>
      <text:p text:style-name="P2"><text:span text:style-name="T1">In his speech from the White House, Obama said: "Let me be clear, I do not view it as a recognition of my own accomplishments, but rather as an affirmation of American leadership on behalf of aspirations held by people in all nations.</text:span></text:p>
      <text:p text:style-name="P2"><text:span text:style-name="T1">"We cannot tolerate a world in which nuclear weapons spread to more nations and in which the terror of a nuclear holocaust endangers more people.</text:span></text:p>
      <text:p text:style-name="P2"><text:span text:style-name="T1">"We must pursue a new beginning among people of different faiths and races and religions, one based upon mutual interest and mutual respect."</text:span></text:p>
      <text:p text:style-name="P2"><text:span text:style-name="T1">The president said he would accept the award as a "call to action" for all nations to confront the common challenges of the 21st century.</text:span></text:p>
      <text:p text:style-name="P2"><text:span text:style-name="T1">"And we must all do our part to resolve those conflicts that have caused so much pain and hardship over so many years," he said.</text:span></text:p>
      <text:p text:style-name="P2"><text:span text:style-name="T1">Taliban criticism</text:span></text:p>
      <text:p text:style-name="P2"><text:span text:style-name="T1">The Taliban condemned the decision saying that Obama has "not taken a single step towards peace in Afghanistan".</text:span></text:p>
      <text:p text:style-name="P2"><text:span text:style-name="T1">In video</text:span><text:span text:style-name="T3"><text:line-break/><text:line-break/></text:span><text:span text:style-name="T1">However, Hamid Karzai, the Afghan president, congratulated Obama, calling the announcement "appropriate".</text:span></text:p>
      <text:p text:style-name="P2"><text:span text:style-name="T1">An aide to Mahmoud Ahmadinejad, the Iranian president, said the award should prompt Obama to begin to end injustice in the world.</text:span></text:p>
      <text:p text:style-name="P2"><text:span text:style-name="T1">"We hope that this gives him the incentive to walk in the path of bringing justice to the world order," Ali Akbar Javanfekr, Ahmadinejad's media aide, said.</text:span></text:p>
      <text:p text:style-name="P2"><text:span text:style-name="T1">"We are not upset and we hope that by receiving this prize he will start taking practical steps to remove injustice in the world.</text:span></text:p>
      <text:p text:style-name="P2"><text:span text:style-name="T1">Yukio Hatoyama, the Japanese president, and Angela Merkel, the German chancellor, both said the prize should encourage everyone to help Obama rid the world of nuclear weapons.</text:span></text:p>
      <text:p text:style-name="P2"><text:span text:style-name="T1">"I think the peace prize was given with such a hope," Hatoyama told reporters on a visit to Beijing.</text:span></text:p>
      <text:p text:style-name="P2"><text:span text:style-name="T1">Merkel said Obama had shifted the tone towards dialogue in a very short time.</text:span></text:p>
      <text:p text:style-name="P2"><text:span text:style-name="T1">"There is still much left to do, but a window of possibility has been opened," she said in Leipzig.</text:span></text:p>
      <text:p text:style-name="P2"><text:span text:style-name="T1">'Extraordinary efforts'</text:span></text:p>
      <text:p text:style-name="P2"><text:span text:style-name="T1">Obama, 48, wins the award while still being the commander-in-chief of US-led wars in Afghanistan and Iraq.</text:span></text:p>
      <text:p text:style-name="P2"><text:span text:style-name="T1">Nobel nominees</text:span><text:span text:style-name="T3"><text:line-break/></text:span><text:span text:style-name="T1">US President Obama was one of more than 200 individuals nominated for the 2009 Nobel peace prize. The decision to award Obama the prize was a surprise to those who thought that one of these four candidates would win:</text:span></text:p>
      <text:p text:style-name="P2"><text:span text:style-name="T1">Morgan Tsvangirai - the prime minister in Zimbabwe's power-sharing government. As opposition leader, he was imprisoned and severely beaten. But he struck a power-sharing deal with his rival, President Robert Mugabe</text:span><text:span text:style-name="T3"><text:line-break/><text:line-break/></text:span><text:span text:style-name="T1">Piedad Cordoba - a politician and</text:span><text:span text:style-name="T3"><text:line-break/></text:span><text:span text:style-name="T1">hostage negotiator in Colombia, she mediated between the government and the rebel group FARC, and was herself</text:span><text:span text:style-name="T3"><text:line-break/></text:span><text:span text:style-name="T1">kidnapped in 1998</text:span><text:span text:style-name="T3"><text:line-break/><text:line-break/></text:span><text:span text:style-name="T1">Hu Jia - currently in jail in China, on charges of subverting state power. After months of house arrest, he was sentenced just before the Beijing Olympic Games for his constant criticism of human rights abuses</text:span><text:span text:style-name="T3"><text:line-break/><text:line-break/></text:span><text:span text:style-name="T1">Sima Samar - an advocate of women's rights in male-dominated Afghanistan, she was a senior minister in President Hamid Karzai's first government and is now head of the Afghan Independent Human Rights Commission</text:span><text:span text:style-name="T3"><text:line-break/><text:line-break/></text:span><text:span text:style-name="T1">"Only very rarely has a person to the same extent as Obama captured the world's attention and given its people hope for a better future," Thorbjoern Jagland, the head of the Nobel committee, said.</text:span></text:p>
      <text:p text:style-name="P2"><text:span text:style-name="T1">"His diplomacy is founded in the concept that those who are to lead the world must do so on the basis of values and attitudes that are shared by the majority of the world's population.</text:span></text:p>
      <text:p text:style-name="P2"><text:span text:style-name="T1">"Obama has, as president, created a new climate in international politics.</text:span></text:p>
      <text:p text:style-name="P2"><text:span text:style-name="T1">"Multilateral diplomacy has regained a central position, with emphasis on the role that the United Nations and other international institutions can play."</text:span></text:p>
      <text:p text:style-name="P2"><text:span text:style-name="T1">The only US presidents to have won the award while in office are Theodore Roosevelt in 1906 and Woodrow Wilson in 1919.</text:span></text:p>
      <text:p text:style-name="P2"><text:span text:style-name="T1">Roosevelt was awarded the prize for his contribution to the negotiations that led to the Treaty of Portsmouth which ended the Russo-Japanese War in 1905.</text:span></text:p>
      <text:p text:style-name="P2"><text:span text:style-name="T1">Wilson received the award for his part in founding the League of Nations.</text:span></text:p>
      <text:p text:style-name="P2"><text:span text:style-name="T1">Alfred Nobel, the inventor of dynamite, provided in his will for the establishment of the Nobel prizes in 1895.</text:span></text:p>
      <text:p text:style-name="P2"><text:span text:style-name="T1">The possible detrimental use of dynamite is believed to have influenced Nobel in leaving a better legacy after his death.</text:span></text:p>
      <text:p text:style-name="P2"><text:span text:style-name="T1">The Nobel Committee said that Obama had made "extraordinary efforts in international diplomacy and co-operation between peoples".</text:span><text:span text:style-name="T3"><text:line-break/></text:span></text:p>
      <text:p text:style-name="P1"><text:span text:style-name="T1">hunter | 2009.10.09 18:21 | </text:span><text:span text:style-name="T2">#</text:span></text:p>
      <text:p text:style-name="P3"><text:span text:style-name="T1">Obama wins 2009 Nobel Peace Prize</text:span></text:p>
      <text:p text:style-name="P3"><text:span text:style-name="T1">The Nobel Committee said he was awarded it for "his extraordinary efforts to strengthen international diplomacy and co-operation between peoples".</text:span></text:p>
      <text:p text:style-name="P3"><text:span text:style-name="T1">The committee highlighted Mr Obama's efforts to strengthen international bodies and promote nuclear disarmament.</text:span></text:p>
      <text:p text:style-name="P3"><text:span text:style-name="T1">There were a record 205 nominations for this year's prize. Zimbabwe's prime minister and a Chinese dissident had been among the favourites.</text:span></text:p>
      <text:p text:style-name="P3"><text:span text:style-name="T1">The laureate - chosen by a five-member committee - wins a gold medal, a diploma and 10m Swedish kronor ($1.4m).</text:span></text:p>
      <text:p text:style-name="P3"><text:span text:style-name="T1">"Only very rarely has a person to the same extent as Obama captured the world's attention and given its people hope for a better future," the Norwegian committee said as the prize was announced.</text:span></text:p>
      <text:p text:style-name="P3"><text:span text:style-name="T1">"His diplomacy is founded in the concept that those who are to lead the world must do so on the basis of values and attitudes that are shared by the majority of the world's population."</text:span></text:p>
      <text:p text:style-name="P3"><text:span text:style-name="T1">http://news.bbc.co.uk/2/hi/europe/8298580.stm</text:span></text:p>
      <text:p text:style-name="P1"><text:span text:style-name="T1">陳真 | 2009.10.08 02:29 | </text:span><text:span text:style-name="T2">#</text:span></text:p>
      <text:p text:style-name="P2"><text:span text:style-name="T1">講這些跟學長當然無關了,我也不知道為什麼會講到這邊來,或許有些事情表面上好像不相干,但其實概念上環環相扣.</text:span></text:p>
      <text:p text:style-name="P2"><text:span text:style-name="T1">有時跟一些女性同事走在一起,一走出室外,我都根本沒去注意到太陽的存在,同事們卻幾乎個個都馬上會拿出雨傘,我說,"沒下雨啊,幹嘛撐傘?",她們説: "先生,這個叫做陽傘,不是雨傘."</text:span></text:p>
      <text:p text:style-name="P2"><text:span text:style-name="T1">我敢說,她們從來都不曾有一秒鐘的時間忘記跟太陽保持勢不兩立的戰鬥狀態. 有時甚至是陰天,根本沒有陽光,她們照樣繼續保持戰鬥位置,照樣撐傘. 她們說: "先生,你不知道沒有陽光的紫外線也會曬黑嗎?"</text:span></text:p>
      <text:p text:style-name="P2"><text:span text:style-name="T1">與太陽勢不兩立的戰鬥,恐怕活多久就會戰鬥多久,絲毫不放鬆. 我常因此心裏有個很深的惆悵: 如果這樣一種與邪惡毫不妥協宛如唐吉訶德般的浪漫騎士精神,能夠撥出千萬分之一用在是非問題上或利他事務上,這個世界早已煥然一新,哪來什麼美帝? 哪來暴民暴政整天檢查他人黨國思想是否純正? 我們根本不再需要天堂,因為天堂早已在人間實現.</text:span></text:p>
      <text:p text:style-name="P2"><text:span text:style-name="T1">大家不妨捫心自問,先不要說行動,光是 "想到" 就好,一年之中,你有幾秒鐘的時間 "想到" 他人的痛苦? "想到" 那些邪惡醜陋的人事物對眾人對萬物所造成的禍患與傷害?</text:span></text:p>
      <text:p text:style-name="P2"><text:span text:style-name="T1">有時去巴勒網後台,看到一些我很討厭的混蛋,十幾年來或甚至更久,就像水蛭一樣,緊緊跟著我,我總覺得一種難以言喻的厭惡感及不可思議.</text:span></text:p>
      <text:p text:style-name="P2"><text:span text:style-name="T1">我真不知道這些混蛋(幾乎全是愛台灣那一型的黨國生物),像水蛭一般吸附汲取著這些跟他們一點都不相稱的文字幹嘛? 很難理解怎麼會有這麼一種空洞蒼白的生存方式.</text:span></text:p>
      <text:p text:style-name="P2"><text:span text:style-name="T1">不管是懷著惡意也好,懷著好奇之心也罷,這樣一種吸附,實在很沒有意義. 好奇那麼多年也該夠了吧?</text:span></text:p>
      <text:p text:style-name="P2"><text:span text:style-name="T1">至於惡意,探敵虛實,這倒是可以了解. 問題是,不管你的敵人是誰,要打擊他,就應該好好用功,好好努力.</text:span></text:p>
      <text:p text:style-name="P2"><text:span text:style-name="T1">比方說,伊拉克淪陷真相二十多頁,我雖只花了五個晚上寫成,但從1992年我就開始閱讀伊拉克及海珊和美國雙方勾結狼狽為奸搞生化武器以毒氣殺害庫德族人或伊朗人等各種英文文獻及人權報告,至今已超過 16 年.</text:span></text:p>
      <text:p text:style-name="P2"><text:span text:style-name="T1">總之,有敵人很好,但不管文戲或武戲,你應該切切實實拿出一點說理論析或抗爭的真本事來,而不是永遠只是像個蛆一樣,儘只會幹些抹黑醜化冒名造謠等等歪歪曲曲陰陰暗暗很沒出息的事; 許多時候讓人感覺真是蠢到爆,蠢到好像連最簡單的句子與表達都看不懂似的.</text:span></text:p>
      <text:p text:style-name="P2"><text:span text:style-name="T1">既然知道怎麼上網,當然不可能蠢到這種地步. 那不是真的蠢,那只是窩囊沒出息. 也就是說,他不是真的蠢到聽不懂半點人話,更不是想要跟你討論什麼想法或觀念,他只是想要傷害你這個人,彷彿只要讓你消音或把你給鬥臭了,他所屬的一方旗幟(過去是藍旗,這十幾年來換成綠色旗了),便彷彿就能大獲全勝似的.</text:span></text:p>
      <text:p text:style-name="P2"><text:span text:style-name="T1">這十足就是台式選舉的翻版,簡單說,他不是真的要跟你講道理,他只是要把你用各種歪歪曲曲陰陰暗暗的方式給鬥臭,或鬥得你不堪其擾,彷彿他便能獲勝.</text:span></text:p>
      <text:p text:style-name="P2"><text:span text:style-name="T1">一個人如果還想保有一點做為一個人應有的格調,那麼,在他改變世界之前,其實最該做的就是改變自己,至少讓自己有別於這樣一種窩窩囊囊陰陰暗暗的華人文化或台灣文化.</text:span></text:p>
      <text:p text:style-name="P2"><text:span text:style-name="T1">西方社會縱有萬般不是,但在 "做為一個人" 這一點上至少是沒有問題的,我很難想像到處會有這樣一種西方人: 只因為對方不支持你的黨你的政治明星或反對你的某種主張或想法,然後就會像蛆一樣傾巢而出,用各種陰暗歪曲的手段去傷害對方.</text:span></text:p>
      <text:p text:style-name="P2"><text:span text:style-name="T1">西方人很少有這麼沒出息的,也很少這麼低能. 西方人彼此想法不同不太會構成一種緊張關係;西方人想法不同,只會藉由論事析理的本事來競爭,看誰擁有更多的理性來決定是非對錯,而不會動用理性之外的任何手段,更不可能動用台灣社會或華人社會所盛行不衰的各種不可思議的卑鄙手段去傷害人.</text:span></text:p>
      <text:p text:style-name="P2"><text:span text:style-name="T1">我不了解中國,難以論斷,但道理是一樣的,從來沒有一種社會能夠純粹藉著船堅炮利或大量財富來 "崛起",這樣的崛起是崛起個什麼碗糕呢?</text:span></text:p>
      <text:p text:style-name="P2"><text:span text:style-name="T1">北島說得很對,中國物質興盛了,但人文精神卻持續淪喪. 很難想像這樣一種物質興盛究竟在人類文明上能具有什麼樣輝煌的意義? 終究我們還是得回到一個一個 "人" 身上,回到無數的 1, 回到無數的原點,回到生命的開端,意義的起源.</text:span></text:p>
      <text:p text:style-name="P1"><text:span text:style-name="T1">陳真 | 2009.10.07 17:44 | </text:span><text:span text:style-name="T2">#</text:span></text:p>
      <text:p text:style-name="P3"><text:span text:style-name="T1">當我們真的在乎一個人時,即便出於什麼 "大愛",也絕不會樂意看到對方為了什麼理想而承受痛苦,更不會 "鼓勵" 他繼續努力,玩一票更大的.</text:span></text:p>
      <text:p text:style-name="P3"><text:span text:style-name="T1">要努力也該是自己去努力,要犧牲也該是自己去犧牲,而不是充當一名旁觀者看熱鬧.</text:span></text:p>
      <text:p text:style-name="P3"><text:span text:style-name="T1">這裏很多潛水者,我真不知道他們如果什麼都不幹,究竟潛在這裏要幹嘛? 特別是一些如影隨形的奇怪 "追隨者"...(待續,寫於台大醫院大廳路人電腦室,要去趕火車了)</text:span></text:p>
      <text:p text:style-name="P1"><text:span text:style-name="T1">陳真 | 2009.10.07 07:10 | </text:span><text:span text:style-name="T2">#</text:span></text:p>
      <text:p text:style-name="P2"><text:span text:style-name="T1">我們不該有這樣一種心態: 希望別人去拯救世界而我來坐享其成,反正死是死道友,不是死貧道.</text:span></text:p>
      <text:p text:style-name="P2"><text:span text:style-name="T1">世界其實不可能改變,除非我們先改變自己.</text:span></text:p>
      <text:p text:style-name="P2"><text:span text:style-name="T1">忘了聽誰說的了,好像是 william james吧,大約是這麼說: 希望別人去打拼,最好是能多多犧牲奉獻(就好像有些波蘭醫學生的家長 "鼓勵" 我繼續跟那些生物對抗一樣,為什麼是 "我" 呢? 拯救世界是 "我" 的責任嗎?) 這樣一種心態叫做 "正常". 而那些坐而言不如起而行的志士或者說笨蛋們,則謂之 "異常".</text:span></text:p>
      <text:p text:style-name="P2"><text:span text:style-name="T1">但人類文明進展的關鍵,恰恰就在於從前者變成後者,從正常變成異常;從很會打算盤到不知計算自己的利害得失.</text:span></text:p>
      <text:p text:style-name="P2"><text:span text:style-name="T1">這樣一種轉變,恐怕需要千百年或更長的時間,但沒有走上這一步,人類便很難往前演化,而只會趨於毀滅,註定在不斷重覆的歷史和痛苦中起伏而終究毀滅. 世上如果有什麼事是確定的,那麼這件事就是了.</text:span></text:p>
      <text:p text:style-name="P2"><text:span text:style-name="T1">曾聽過一場有關生物演化的演講,舉證兩種人類曾存在地球上,一種孔武有力,技巧高,很會求生存,一種軟弱無力,而且不切實際愛玩愛做夢,但後者卻存活了下來,有人說那是因為後者並不光只會計較利害得失,反倒很浪漫,而正是這樣一種不夠自私不夠務實的生存態度給生命帶來演化的空間與希望.</text:span></text:p>
      <text:p text:style-name="P1"><text:span text:style-name="T1">陳真 | 2009.10.07 06:51 | </text:span><text:span text:style-name="T2">#</text:span></text:p>
      <text:p text:style-name="P3"><text:span text:style-name="T1">我對蛆對人渣沒有指望沒有意見,但是對於存在社會上佔絕大多數的所謂正常人卻很有意見,因為世界是依他們的德性所型塑.</text:span></text:p>
      <text:p text:style-name="P3"><text:span text:style-name="T1">因此,與其說我對帝國對強權權對黨國有意見,倒不如說我對那些整天關心美白關心身材關心尺寸關心前途關心成就關心陽光或歲月在身上留下痕跡的人們有意見.</text:span></text:p>
      <text:p text:style-name="P3"><text:span text:style-name="T1">不用多,只要他們把這樣的一種極其嚴重的自我關切,撥出大約一百萬分之一的心力來關心他人,這世界早已煥然一新,哪來什麼帝國強權什麼愛台灣.</text:span></text:p>
      <text:p text:style-name="P3"><text:span text:style-name="T1">極少數混蛋或其底下之蛆類生物之所以能為害世界,並不是因為他們很強大,而是因為人們對之視若無睹,甚至大力捧場. 一旦我們決心與之隔絕,不與其合作,不與其往來,不賦予權力, 不與之同流,不與之合污,何來其危害之餘地?</text:span></text:p>
      <text:p text:style-name="P3"><text:span text:style-name="T1">外頭太陽大,我看很多女生甚至連一絲陽光彷彿都跟它有仇似的,絕不與之為伍,而且未曾一刻忘記陽光曬黑之 "危害",這樣一種毅然決然永不放棄的高度關切,不用多,只要撥出千萬分一的心力在利他事物上,世界早已煥然一新.</text:span></text:p>
      <text:p text:style-name="P1"><text:span text:style-name="T1">陳真 | 2009.10.07 06:36 | </text:span><text:span text:style-name="T2">#</text:span></text:p>
      <text:p text:style-name="P2"><text:span text:style-name="T1">就算不談師徒,只講朋友,待友之道理應是這樣: 設身處地成全你的朋友,就像成全你的家人一般.</text:span></text:p>
      <text:p text:style-name="P2"><text:span text:style-name="T1">如果你不會願意自己的家人遭受某種痛苦,那你就同樣也應該不願意看到朋友承受那樣的痛苦. 就好像學姐經常阻止我罵綠營或批評醫界主流一樣,因為他們知道這種勢力這類生物不能惹.</text:span></text:p>
      <text:p text:style-name="P2"><text:span text:style-name="T1">但卻有很多所謂讀者或朋友,很喜歡看熱鬧,看到我被人批鬥抹黑時特別爽,很刺激. 可是,假如今天我是他們的親人呢? 他們還會感到刺激感到爽而跑去圍觀看熱鬧嗎?</text:span></text:p>
      <text:p text:style-name="P1"><text:span text:style-name="T1">陳真 | 2009.10.07 06:24 | </text:span><text:span text:style-name="T2">#</text:span></text:p>
      <text:p text:style-name="P3"><text:span text:style-name="T1">學長,我刪掉了你所轉貼的那些綠色生物的留言. 難道你希望我去跟一堆匿名的綠色生物對抗,然後你們卻全都匿名在一旁看熱鬧? 這不是待友之道,也不是對待所謂老師之道--如果你真的認為我稱得上是你的 "老師" 的話.</text:span></text:p>
      <text:p text:style-name="P3"><text:span text:style-name="T1">這十幾年來,只是重覆更早那段醜陋的歷史,差別只是從愛中華變成愛台灣,翻來覆去就是一些混蛋,整天ggyy講一些低能的 "愛xx" 傻話,整天想盡辦法傷害異己,背後則是一堆窩窩囊囊的蛆和囉嘍,幫忙搖旗吶喊,尋找所謂不忠於黨國的叛徒. 差別只是從這個黨換成那個黨,從這一國換到那一國,表面對立,其實是異卵雙生,同一種黨國生物.</text:span></text:p>
      <text:p text:style-name="P3"><text:span text:style-name="T1">不該有人蠢到去跟這樣一些蛆這樣一種匿名惡搞的勢力對抗. 你能對抗巨人,對抗強權,但誰能對抗一堆沒頭沒臉沒有半點大腦的蛆?</text:span></text:p>
      <text:p text:style-name="P3"><text:span text:style-name="T1">如果你真的認為我在某些方面足以當你的 "老師",那麼,"老師" 想教你的第一課就是: 遠離蛆類生物,遠離陰暗角落,回到陽光,回到人的世界,而不是窩在陰暗世界跟蛆打架.</text:span></text:p>
      <text:p text:style-name="P3"><text:span text:style-name="T1">好像是魯迅說的吧,戰士就算哪天死了,仍然是個戰士,屍首沾滿蒼蠅長滿蛆,蛆繩藉其屍骨飽餐一頓,但戰士依然是戰士,而蛆仍然還是蛆. 一個人應該走哪一條路,應該當個戰士或當一條蛆,事實上是很清楚的.</text:span></text:p>
      <text:p text:style-name="P1"><text:span text:style-name="T1">陳真 | 2009.10.03 16:16 | </text:span><text:span text:style-name="T2">#</text:span></text:p>
      <text:p text:style-name="P2"><text:span text:style-name="T1">77歲再關20年意思就是關到死.</text:span></text:p>
      <text:p text:style-name="P2"><text:span text:style-name="T1">陳真</text:span></text:p>
      <text:p text:style-name="P2"><text:span text:style-name="T1">============</text:span><text:span text:style-name="T3"><text:line-break/></text:span><text:span text:style-name="T1">法波兩國轉軚捨棄波蘭斯基</text:span></text:p>
      <text:p text:style-name="P2"><text:span text:style-name="T1">(星島日報)2009-10-03</text:span></text:p>
      <text:p text:style-name="P2"><text:span text:style-name="T1">擁有法國和波蘭國籍的奧斯卡金像導演波蘭斯基（Roman Polanski）三十一年前涉嫌在美國強姦未成年少女，上周在瑞士被捕及可能被引渡到美國受審，一度觸發波蘭及法國官員不滿，但事態逆轉，法國和波蘭政府已不再支持他。</text:span></text:p>
      <text:p text:style-name="P2"><text:span text:style-name="T1">法國政府人發言人沙泰爾改口說，波蘭斯基應面對司法制裁，不能凌駕法律。波蘭總理圖什克亦指示部下對此事保持克制。</text:span></text:p>
      <text:p text:style-name="P2"><text:span text:style-name="T1">美國當局將要求法院判處波蘭斯基入獄十八至二十年。洛杉磯縣地方檢察官庫尼說，追捕波蘭斯基並非要逼害他，而是要跟進他在一九七八年涉嫌犯下的罪案。</text:span></text:p>
      <text:p text:style-name="P2"><text:span text:style-name="T1">加州州長阿諾舒華辛力加也說，金像導演不能凌駕法律，在法律面前，波蘭斯基該像其他人一樣受到相同對待。</text:span></text:p>
      <text:p text:style-name="P2"><text:span text:style-name="T1">瑞士當局上周六在蘇黎世機場拘捕七十六歲的波蘭斯基，稱是應美國發出的國際通緝令拘捕他，並準備把他引渡往美國受審。波蘭斯基當時正擬出席瑞士一個電影節。</text:span></text:p>
      <text:p text:style-name="P2"><text:span text:style-name="T1">波蘭及法國方面對波蘭斯基被捕一度不滿，波蘭前總統瓦文薩指波蘭斯基是「偉人」，要求赦免他，法國外交部長庫什內則對其被捕感到遺憾；兩國官員還曾致函美國國務卿希拉莉(相關)，要求美方放人。</text:span></text:p>
      <text:p text:style-name="P2"><text:span text:style-name="T1">洛杉磯警察局長布拉頓在接受當地電台訪問透露，美方將要求判波蘭斯基至少18至20年監。</text:span></text:p>
      <text:p text:style-name="P4"><text:span text:style-name="T1"><text:line-break/></text:span></text:p>
      <text:p text:style-name="P1"><text:span text:style-name="T1">陳真 | 2009.10.02 03:11 | </text:span><text:span text:style-name="T2">#</text:span></text:p>
      <text:p text:style-name="P3"><text:span text:style-name="T1">一方面全球追緝波蘭斯基,努力想把他引渡到美國,但另一方面美國政府卻又努力蔽護一些非常有錢而且惡行重大的各國罪犯,台灣就有一大堆人躲在美國,但美國對引渡要求,向來置若罔聞; 現在竟然又關切起阿扁來.</text:span></text:p>
      <text:p text:style-name="P3"><text:span text:style-name="T1">陳真</text:span></text:p>
      <text:p text:style-name="P3"><text:span text:style-name="T1">===============</text:span></text:p>
      <text:p text:style-name="P3"><text:span text:style-name="T1">司徒文：國外對扁案有不同看法</text:span></text:p>
      <text:p text:style-name="P3"><text:span text:style-name="T1">更新日期:2009/10/01 02:50 陳志賢、何醒邦、郭良傑／台北報導</text:span></text:p>
      <text:p text:style-name="P3"><text:span text:style-name="T1">中國時報【陳志賢、何醒邦、郭良傑／台北報導】</text:span></text:p>
      <text:p text:style-name="P3"><text:span text:style-name="T1">法務部長王清峰，昨日向新上任的美國在台協會台北辦事處處長司徒文，表達我方希望儘速與美方簽定引渡協定，將目前逃亡到美國的扁案重要關係人、前新光醫院副院長黃芳彥及力霸弊案王又曾等七十五名要犯引渡返台，司徒文表示會盡力促成。</text:span></text:p>
      <text:p text:style-name="P3"><text:span text:style-name="T1">司徒文昨日到法務部拜會王清峰，交談中，王清峰提出台灣有許多罪犯，外逃到美國，包括黃芳彥和王又曾、金紀玖等七十五人，法務部希望能夠儘速與美方簽訂引渡協定，趕快把重大外逃罪犯送回來。</text:span></text:p>
      <text:p text:style-name="P3"><text:span text:style-name="T1">對於該項提議，司徒文表示，美國在台協會將會努力促成，但不見得很快會有結果。</text:span></text:p>
      <text:p text:style-name="P3"><text:span text:style-name="T1">有關扁家弊案部分，司徒文向王清峰提到國外有一些不同的意見和看法，王清峰強調，台灣處理扁案是透明、公平、公正的，如果美國學者專家有意見，台灣願公開接受批評指教，也非常歡迎與他們對話。</text:span></text:p>
      <text:p text:style-name="P1"><text:span text:style-name="T1">陳真 | 2009.10.02 00:33 | </text:span><text:span text:style-name="T2">#</text:span></text:p>
      <text:p text:style-name="P2"><text:span text:style-name="T1">過去數十年來,英美這些在無數戰爭中犯下無數令人髮指姦殺擄掠抄家滅族的戰爭罪行的混蛋們,如今大多健在,甚至持續惡搞,罪惡深重無以復加,各種慘劇何止千萬?</text:span></text:p>
      <text:p text:style-name="P2"><text:span text:style-name="T1">但空有所謂國際法庭,他們依然逍遙法外,卻對一個三十幾年前的一個私人過錯,對一個都已經77 歲並無其它過錯歲的老人,像在追殺什麼恐怖份子般發出國際追緝令,窮追不捨,這種奇特的正義感,實在有點荒腔走板裝模做樣.</text:span></text:p>
      <text:p text:style-name="P2"><text:span text:style-name="T1">再說,當年幾位法官檢察官都已公開承認他們當初對波蘭斯基存有偏見,甚至因此說謊,目的就是要惡整波蘭斯基,因此,儘管表面上朝認罪協商的方向經營,暗地裏卻準備判他五十年,內幕消息傳出,波蘭斯基才連夜逃亡.</text:span></text:p>
      <text:p text:style-name="P2"><text:span text:style-name="T1">而且,受害者都已公開不知道說過多少次,說她願意原諒波蘭斯基並已達成庭外和解,希望波蘭斯基能夠重獲自由而不再受此案牽制,希望撤銷這個案子,並說自己的母親當年努力要把她推向影藝世界因此要她攀附波蘭斯基等等,三十幾年過去了,所謂正義的美國司法,卻依然窮追不捨.</text:span></text:p>
      <text:p text:style-name="P2"><text:span text:style-name="T1">如此 "正義" 的司法,面對美軍及其背後的戰爭發動者及各路軍火商,卻從未動過他們一根汗毛,甚至為虎作倀,為其殘害人權如刑求及任意拘捕無限期無罪拘押等等,提供法律基礎,這樣的所謂司法正義,實在可恥.</text:span></text:p>
      <text:p text:style-name="P2"><text:span text:style-name="T1">而且,波蘭斯基一案,案發現場幾位證人也證實,當年在旁人看來,一般會以為受害者應該差不多25歲,沒有人會想到她的真實年紀竟未滿14歲.</text:span></text:p>
      <text:p text:style-name="P2"><text:span text:style-name="T1">在這麼多有利於波蘭斯基的證據和證詞之下,經過了三十幾年,連刺蔣的黃文雄也不過逃亡26年就回到了台灣,也沒見他被以刺殺元首的罪名起訴或抓去槍斃,波蘭斯基的案子有嚴重到要追殺個三十幾年至今卻仍打算以死刑或無期徒刑或數十年重罪論處的地步嗎?</text:span></text:p>
      <text:p text:style-name="P2"><text:span text:style-name="T1">三十幾年前,台灣政府如果四處追捕黃文雄,就法論法,你很難說刺殺元首(子彈只差了蔣經國的頭部20公分)是法律上無辜的,美國抓黃文雄,你儘管認為蔣經國可惡而聲援黃文雄,但你也很難說以法律論罪是錯的.</text:span></text:p>
      <text:p text:style-name="P2"><text:span text:style-name="T1">可是,黃文雄後來不也在美國棄保逃亡? 逃了26年,如果今天國民黨或美國突然把他抓起來說刺殺元首應判死刑,不知大家心裏將做何感想? 你會覺得這樣的法律很偉大很正義很動人嗎?</text:span></text:p>
      <text:p text:style-name="P2"><text:span text:style-name="T1">當年的許多獨裁者,例如讓千百顆人頭落地讓無數家庭破碎的智利大獨裁者皮諾契(pinochet),晚年(1998年)至倫敦就醫卻被捕,英國尚且都能以其年事已高不宜受審的人道理由,拒絕各方的引渡要求; 儘管當年包括國際特赦組織在內,幾乎所有國際人權團體都贊成引渡審判皮諾契,但英國仍高舉人道大旗,釋放皮諾契.</text:span></text:p>
      <text:p text:style-name="P2"><text:span text:style-name="T1">難道波蘭斯基與未成年少女發生性關係的私人罪行,能夠與皮諾契相提並論? 更不用說那些戰爭罪行遠比皮諾契不知道要可惡幾百倍的美國歷任總統及無數美國軍官將領及許多跨國公司及軍火商等等這批人.</text:span></text:p>
      <text:p text:style-name="P2"><text:span text:style-name="T1">三十幾年全球追捕波蘭斯基的這種 "正義",不但可疑,而且可恥,甚至可恨.</text:span></text:p>
      <text:p text:style-name="P2"><text:span text:style-name="T1">陳真 2009 1002</text:span><text:span text:style-name="T3"><text:line-break/></text:span><text:span text:style-name="T1">==================</text:span></text:p>
      <text:p text:style-name="P2"><text:span text:style-name="T1">電影界為波蘭斯基叫屈 共同連署抗議拘捕</text:span><text:span text:style-name="T3"><text:line-break/></text:span><text:span text:style-name="T1">更新日期:2009/09/30 00:50 林仟懿</text:span><text:span text:style-name="T3"><text:line-break/><text:line-break/></text:span><text:span text:style-name="T1">（法新社巴黎29日電） 法國電影工業聯盟SACD告訴法新社，美國一流導演伍迪艾倫（Woody Allen）、大衛林區（David Lynch）與馬丁史柯西斯（MartinScorsese）等人今天共同簽署請願書，抗議瑞士拘捕名導演羅曼波蘭斯基（Roman Polanski）。</text:span></text:p>
      <text:p text:style-name="P2"><text:span text:style-name="T1">代表表演與視覺藝術工作者的SACD，發起連署活動為羅曼波蘭斯基請命，目前已有110位演藝界人士參與連署，要求「立即釋放」他。</text:span></text:p>
      <text:p text:style-name="P2"><text:span text:style-name="T1">其中包括麥可曼恩（Michael Mann）、溫德斯（Wim Wenders）、西班牙大導阿莫多瓦（PedroAlmodovar）、達倫阿洛諾夫斯基（Darren Aronofsky）、泰瑞吉連（Terry Gilliam）、與達頓兄弟（Dardenne）等人。</text:span></text:p>
      <text:p text:style-name="P2"><text:span text:style-name="T1">執導過「失嬰記」（Rosemary's Baby）、「唐人街」（Chinatown）以及「戰地琴人」（The Pianist）等片的奧斯卡金獎導演羅曼波蘭斯基，26日飛往瑞士準備出席蘇黎世電影節，並領取終身成就獎。不過他人還在機場就遭到拘捕。</text:span></text:p>
      <text:p text:style-name="P2"><text:span text:style-name="T1">請願書上寫著，「法國、歐洲、美國與全球的電影人都對逮補行動感到錯愕」，並說這項消息對SACD而言，「太過震驚」。</text:span></text:p>
      <text:p text:style-name="P2"><text:span text:style-name="T1">「SACD認為，向當代一大名導致意的國際藝文盛事，竟淪為警方逮捕他的陷阱，令人無法接受。」（譯者：中央社林仟懿）</text:span><text:span text:style-name="T3"><text:line-break/></text:span></text:p>
      <text:p text:style-name="P1"><text:span text:style-name="T1">良哲 | 2009.10.01 22:02 | </text:span><text:span text:style-name="T2">#</text:span></text:p>
      <text:p text:style-name="P3"><text:span text:style-name="T1">印象中，警察臂章裡頭好像有個人編號，可以記下，如果要記下個別警員的話。</text:span></text:p>
      <text:p text:style-name="P1"><text:span text:style-name="T1">陳真 | 2009.10.01 20:05 | </text:span><text:span text:style-name="T2">#</text:span></text:p>
      <text:p text:style-name="P2"><text:span text:style-name="T1">930 的活動記錄已貼出在首頁,但圖片還沒貼上,因為我不會貼圖. 稍候阿忠會貼.</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